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3.99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4.39cm"/>
    </style:style>
    <style:style style:name="co6" style:family="table-column">
      <style:table-column-properties fo:break-before="auto" style:column-width="4.364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An_20_14_20__26__20_1806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5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An 14 &amp; 1806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068" calcext:value-type="float">
            <text:p>8 068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8743" calcext:value-type="float">
            <text:p>8 743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2010" calcext:value-type="float">
            <text:p>32 01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870" calcext:value-type="float">
            <text:p>2 87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832" calcext:value-type="float">
            <text:p>12 832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790233" calcext:value-type="float">
            <text:p>1 790 233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14062" calcext:value-type="float">
            <text:p>314 062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401167" calcext:value-type="float">
            <text:p>401 167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65537" calcext:value-type="float">
            <text:p>65 537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19" calcext:value-type="float">
            <text:p>1 019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404" calcext:value-type="float">
            <text:p>2 404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46485" calcext:value-type="float">
            <text:p>146 485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93627" calcext:value-type="float">
            <text:p>193 627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611572" calcext:value-type="float">
            <text:p>1 611 572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25" calcext:value-type="float">
            <text:p>525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7653" calcext:value-type="float">
            <text:p>7 653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343" calcext:value-type="float">
            <text:p>6 343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188" calcext:value-type="float">
            <text:p>1 188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750" calcext:value-type="float">
            <text:p>3 75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39795" calcext:value-type="float">
            <text:p>339 795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5128" calcext:value-type="float">
            <text:p>5 128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347368" calcext:value-type="float">
            <text:p>9 347 368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3150" calcext:value-type="float">
            <text:p>3 15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296" calcext:value-type="float">
            <text:p>3 296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77423" calcext:value-type="float">
            <text:p>177 423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5841" calcext:value-type="float">
            <text:p>65 841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728" calcext:value-type="float">
            <text:p>728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798975" calcext:value-type="float">
            <text:p>1 798 975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4963" calcext:value-type="float">
            <text:p>4 963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104328" calcext:value-type="float">
            <text:p>1 104 328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832529" calcext:value-type="float">
            <text:p>1 832 529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3265" calcext:value-type="float">
            <text:p>53 265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9995" calcext:value-type="float">
            <text:p>69 995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89553" calcext:value-type="float">
            <text:p>189 553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4359" calcext:value-type="float">
            <text:p>4 359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2893" calcext:value-type="float">
            <text:p>112 893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780" calcext:value-type="float">
            <text:p>6 78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138658" calcext:value-type="float">
            <text:p>1 138 658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949" calcext:value-type="float">
            <text:p>10 949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493448" calcext:value-type="float">
            <text:p>493 448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8538" calcext:value-type="float">
            <text:p>18 538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746098" calcext:value-type="float">
            <text:p>5 746 098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761371" calcext:value-type="float">
            <text:p>3 761 371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5850" calcext:value-type="float">
            <text:p>45 85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422486" calcext:value-type="float">
            <text:p>422 486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243249" calcext:value-type="float">
            <text:p>243 249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14674" calcext:value-type="float">
            <text:p>114 674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ière</text:p>
          </table:table-cell>
          <table:table-cell office:value-type="float" office:value="4281" calcext:value-type="float">
            <text:p>4 281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54914" calcext:value-type="float">
            <text:p>54 914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4502" calcext:value-type="float">
            <text:p>14 502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81668" calcext:value-type="float">
            <text:p>181 668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5391139" calcext:value-type="float">
            <text:p>25 391 139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990008" calcext:value-type="float">
            <text:p>27 990 008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43265" calcext:value-type="float">
            <text:p>243 265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0442" calcext:value-type="float">
            <text:p>10 442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2146" calcext:value-type="float">
            <text:p>2 146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073700" calcext:value-type="float">
            <text:p>1 073 7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32248" calcext:value-type="float">
            <text:p>232 248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36983" calcext:value-type="float">
            <text:p>136 983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72755" calcext:value-type="float">
            <text:p>72 755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7823" calcext:value-type="float">
            <text:p>67 823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8892" calcext:value-type="float">
            <text:p>38 892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095956" calcext:value-type="float">
            <text:p>4 095 956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43306" calcext:value-type="float">
            <text:p>243 306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727845" calcext:value-type="float">
            <text:p>3 727 845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2093" calcext:value-type="float">
            <text:p>12 093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41954" calcext:value-type="float">
            <text:p>241 954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409610" calcext:value-type="float">
            <text:p>409 61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13546" calcext:value-type="float">
            <text:p>613 546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135759" calcext:value-type="float">
            <text:p>1 135 759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38280" calcext:value-type="float">
            <text:p>138 28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4169061" calcext:value-type="float">
            <text:p>4 169 061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4802" calcext:value-type="float">
            <text:p>14 802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91213" calcext:value-type="float">
            <text:p>191 213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57940" calcext:value-type="float">
            <text:p>157 94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190256" calcext:value-type="float">
            <text:p>3 190 256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32020" calcext:value-type="float">
            <text:p>132 02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68587" calcext:value-type="float">
            <text:p>1 068 587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57465" calcext:value-type="float">
            <text:p>57 465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916" calcext:value-type="float">
            <text:p>2 916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219508" calcext:value-type="float">
            <text:p>219 508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80749" calcext:value-type="float">
            <text:p>1 280 749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321110" calcext:value-type="float">
            <text:p>321 11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81531" calcext:value-type="float">
            <text:p>681 531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569" calcext:value-type="float">
            <text:p>1 569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77" calcext:value-type="float">
            <text:p>1 077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768" calcext:value-type="float">
            <text:p>1 768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5575" calcext:value-type="float">
            <text:p>25 575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565" calcext:value-type="float">
            <text:p>10 565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612" calcext:value-type="float">
            <text:p>612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2225" calcext:value-type="float">
            <text:p>42 225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268" calcext:value-type="float">
            <text:p>6 268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56" calcext:value-type="float">
            <text:p>856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621" calcext:value-type="float">
            <text:p>621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48" calcext:value-type="float">
            <text:p>248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81" calcext:value-type="float">
            <text:p>681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7919" calcext:value-type="float">
            <text:p>17 919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216" calcext:value-type="float">
            <text:p>2 216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05999" calcext:value-type="float">
            <text:p>505 999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57565" calcext:value-type="float">
            <text:p>657 565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887" calcext:value-type="float">
            <text:p>6 887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70897" calcext:value-type="float">
            <text:p>170 897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27327" calcext:value-type="float">
            <text:p>227 327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531" calcext:value-type="float">
            <text:p>5 531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032" calcext:value-type="float">
            <text:p>4 032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5986" calcext:value-type="float">
            <text:p>55 986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6283" calcext:value-type="float">
            <text:p>16 283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060" calcext:value-type="float">
            <text:p>9 06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202" calcext:value-type="float">
            <text:p>1 202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9204" calcext:value-type="float">
            <text:p>89 204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7799" calcext:value-type="float">
            <text:p>17 799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829394" calcext:value-type="float">
            <text:p>1 829 394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4999" calcext:value-type="float">
            <text:p>54 999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8631" calcext:value-type="float">
            <text:p>78 631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5022" calcext:value-type="float">
            <text:p>85 022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875" calcext:value-type="float">
            <text:p>5 875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307565" calcext:value-type="float">
            <text:p>307 565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60353" calcext:value-type="float">
            <text:p>60 353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337" calcext:value-type="float">
            <text:p>9 337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ière</text:p>
          </table:table-cell>
          <table:table-cell office:value-type="float" office:value="305" calcext:value-type="float">
            <text:p>305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7657" calcext:value-type="float">
            <text:p>17 657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3825" calcext:value-type="float">
            <text:p>43 825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340" calcext:value-type="float">
            <text:p>1 34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167894" calcext:value-type="float">
            <text:p>1 167 894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110825" calcext:value-type="float">
            <text:p>1 110 825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602" calcext:value-type="float">
            <text:p>10 602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963" calcext:value-type="float">
            <text:p>5 963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1722" calcext:value-type="float">
            <text:p>1 722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69285" calcext:value-type="float">
            <text:p>169 285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9315" calcext:value-type="float">
            <text:p>9 315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9475" calcext:value-type="float">
            <text:p>9 475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301" calcext:value-type="float">
            <text:p>2 301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1854" calcext:value-type="float">
            <text:p>41 854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44634" calcext:value-type="float">
            <text:p>444 634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251216" calcext:value-type="float">
            <text:p>2 251 216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3317623" calcext:value-type="float">
            <text:p>3 317 623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814230" calcext:value-type="float">
            <text:p>10 814 23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872" calcext:value-type="float">
            <text:p>3 872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23923" calcext:value-type="float">
            <text:p>123 923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024310" calcext:value-type="float">
            <text:p>2 024 31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473409" calcext:value-type="float">
            <text:p>2 473 409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13248" calcext:value-type="float">
            <text:p>113 248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9748" calcext:value-type="float">
            <text:p>19 748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233521" calcext:value-type="float">
            <text:p>233 521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74664" calcext:value-type="float">
            <text:p>274 664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04995" calcext:value-type="float">
            <text:p>304 995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23483" calcext:value-type="float">
            <text:p>723 483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0121" calcext:value-type="float">
            <text:p>20 121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33118" calcext:value-type="float">
            <text:p>233 118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7347" calcext:value-type="float">
            <text:p>7 347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3306" calcext:value-type="float">
            <text:p>13 306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58966" calcext:value-type="float">
            <text:p>158 966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5780" calcext:value-type="float">
            <text:p>215 78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11267" calcext:value-type="float">
            <text:p>111 267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23358" calcext:value-type="float">
            <text:p>523 358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6679" calcext:value-type="float">
            <text:p>26 679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69742" calcext:value-type="float">
            <text:p>69 742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5103" calcext:value-type="float">
            <text:p>5 103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315150" calcext:value-type="float">
            <text:p>315 15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61" calcext:value-type="float">
            <text:p>861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738337" calcext:value-type="float">
            <text:p>2 738 337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62383" calcext:value-type="float">
            <text:p>62 383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14231" calcext:value-type="float">
            <text:p>14 231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098" calcext:value-type="float">
            <text:p>3 098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687" calcext:value-type="float">
            <text:p>1 687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8717" calcext:value-type="float">
            <text:p>18 717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962" calcext:value-type="float">
            <text:p>5 962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284" calcext:value-type="float">
            <text:p>4 284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3760" calcext:value-type="float">
            <text:p>23 76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7732" calcext:value-type="float">
            <text:p>7 732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513" calcext:value-type="float">
            <text:p>7 513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670" calcext:value-type="float">
            <text:p>2 67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244" calcext:value-type="float">
            <text:p>6 244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759" calcext:value-type="float">
            <text:p>4 759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580386" calcext:value-type="float">
            <text:p>1 580 386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5259" calcext:value-type="float">
            <text:p>25 259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208802" calcext:value-type="float">
            <text:p>1 208 802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3863" calcext:value-type="float">
            <text:p>3 863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725516" calcext:value-type="float">
            <text:p>725 516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7267" calcext:value-type="float">
            <text:p>207 267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4859" calcext:value-type="float">
            <text:p>14 859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2588" calcext:value-type="float">
            <text:p>2 588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7634" calcext:value-type="float">
            <text:p>17 634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2199" calcext:value-type="float">
            <text:p>12 199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2944" calcext:value-type="float">
            <text:p>72 944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596" calcext:value-type="float">
            <text:p>1 596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8325" calcext:value-type="float">
            <text:p>18 325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5464" calcext:value-type="float">
            <text:p>15 464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2054" calcext:value-type="float">
            <text:p>2 054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2064" calcext:value-type="float">
            <text:p>32 064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767039" calcext:value-type="float">
            <text:p>1 767 039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839" calcext:value-type="float">
            <text:p>839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18" calcext:value-type="float">
            <text:p>718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308" calcext:value-type="float">
            <text:p>20 308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897211" calcext:value-type="float">
            <text:p>2 897 211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27966" calcext:value-type="float">
            <text:p>27 966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12302" calcext:value-type="float">
            <text:p>12 302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784" calcext:value-type="float">
            <text:p>784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0689" calcext:value-type="float">
            <text:p>20 689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18233" calcext:value-type="float">
            <text:p>518 233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0069897" calcext:value-type="float">
            <text:p>20 069 897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2013301" calcext:value-type="float">
            <text:p>32 013 301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637155" calcext:value-type="float">
            <text:p>1 637 155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8761" calcext:value-type="float">
            <text:p>8 761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379278" calcext:value-type="float">
            <text:p>2 379 278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99794" calcext:value-type="float">
            <text:p>99 794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2540" calcext:value-type="float">
            <text:p>42 54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49920" calcext:value-type="float">
            <text:p>49 92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2795" calcext:value-type="float">
            <text:p>22 795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2476415" calcext:value-type="float">
            <text:p>22 476 415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751" calcext:value-type="float">
            <text:p>751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57778" calcext:value-type="float">
            <text:p>557 778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415283" calcext:value-type="float">
            <text:p>2 415 283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79799" calcext:value-type="float">
            <text:p>79 799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059460" calcext:value-type="float">
            <text:p>1 059 46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44844" calcext:value-type="float">
            <text:p>344 844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97227" calcext:value-type="float">
            <text:p>297 227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3381" calcext:value-type="float">
            <text:p>23 381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209477" calcext:value-type="float">
            <text:p>2 209 477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938985" calcext:value-type="float">
            <text:p>12 938 985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60106" calcext:value-type="float">
            <text:p>360 106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094" calcext:value-type="float">
            <text:p>2 094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039" calcext:value-type="float">
            <text:p>3 039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9347" calcext:value-type="float">
            <text:p>29 347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41021" calcext:value-type="float">
            <text:p>41 021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34869" calcext:value-type="float">
            <text:p>534 869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318" calcext:value-type="float">
            <text:p>1 318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053" calcext:value-type="float">
            <text:p>3 053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26525" calcext:value-type="float">
            <text:p>126 525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46874" calcext:value-type="float">
            <text:p>346 874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42184" calcext:value-type="float">
            <text:p>142 184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24762" calcext:value-type="float">
            <text:p>24 762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9900" calcext:value-type="float">
            <text:p>39 9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9499" calcext:value-type="float">
            <text:p>59 499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250" calcext:value-type="float">
            <text:p>2 25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7800" calcext:value-type="float">
            <text:p>37 8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6935" calcext:value-type="float">
            <text:p>46 935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830" calcext:value-type="float">
            <text:p>9 83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532" calcext:value-type="float">
            <text:p>4 532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178158" calcext:value-type="float">
            <text:p>2 178 158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2490" calcext:value-type="float">
            <text:p>2 49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6973" calcext:value-type="float">
            <text:p>26 973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3775" calcext:value-type="float">
            <text:p>43 775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185560" calcext:value-type="float">
            <text:p>1 185 56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8090" calcext:value-type="float">
            <text:p>18 09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760" calcext:value-type="float">
            <text:p>76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7845" calcext:value-type="float">
            <text:p>7 845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97664" calcext:value-type="float">
            <text:p>197 664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9015" calcext:value-type="float">
            <text:p>119 015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85600" calcext:value-type="float">
            <text:p>1 385 6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56296" calcext:value-type="float">
            <text:p>56 296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76280" calcext:value-type="float">
            <text:p>176 28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614" calcext:value-type="float">
            <text:p>1 614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550" calcext:value-type="float">
            <text:p>9 55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57570" calcext:value-type="float">
            <text:p>157 57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9571" calcext:value-type="float">
            <text:p>9 571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76" calcext:value-type="float">
            <text:p>576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31740" calcext:value-type="float">
            <text:p>331 74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888" calcext:value-type="float">
            <text:p>1 888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10" calcext:value-type="float">
            <text:p>1 11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gues pour la pêche</text:p>
          </table:table-cell>
          <table:table-cell office:value-type="float" office:value="780436" calcext:value-type="float">
            <text:p>780 436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88674" calcext:value-type="float">
            <text:p>188 674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3196" calcext:value-type="float">
            <text:p>23 196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662" calcext:value-type="float">
            <text:p>1 662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6883" calcext:value-type="float">
            <text:p>36 883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0311" calcext:value-type="float">
            <text:p>130 311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2940" calcext:value-type="float">
            <text:p>2 94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264742" calcext:value-type="float">
            <text:p>264 742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1140" calcext:value-type="float">
            <text:p>31 14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5560" calcext:value-type="float">
            <text:p>25 56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6120" calcext:value-type="float">
            <text:p>6 12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37311" calcext:value-type="float">
            <text:p>137 311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08432" calcext:value-type="float">
            <text:p>208 432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3228" calcext:value-type="float">
            <text:p>23 228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50516" calcext:value-type="float">
            <text:p>350 516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79540" calcext:value-type="float">
            <text:p>579 54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62197" calcext:value-type="float">
            <text:p>362 197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38168" calcext:value-type="float">
            <text:p>138 168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3088" calcext:value-type="float">
            <text:p>3 088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1461" calcext:value-type="float">
            <text:p>41 461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128" calcext:value-type="float">
            <text:p>2 128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65778" calcext:value-type="float">
            <text:p>165 778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917883" calcext:value-type="float">
            <text:p>917 883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75" calcext:value-type="float">
            <text:p>475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073" calcext:value-type="float">
            <text:p>1 073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2379" calcext:value-type="float">
            <text:p>22 379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4742" calcext:value-type="float">
            <text:p>14 742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504" calcext:value-type="float">
            <text:p>1 504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176" calcext:value-type="float">
            <text:p>4 176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092012" calcext:value-type="float">
            <text:p>1 092 012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566032" calcext:value-type="float">
            <text:p>3 566 032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7910" calcext:value-type="float">
            <text:p>27 91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77273" calcext:value-type="float">
            <text:p>1 077 273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78890" calcext:value-type="float">
            <text:p>78 89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7190" calcext:value-type="float">
            <text:p>27 19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503880" calcext:value-type="float">
            <text:p>503 88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43273" calcext:value-type="float">
            <text:p>843 273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67764" calcext:value-type="float">
            <text:p>167 764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2106" calcext:value-type="float">
            <text:p>2 106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88787" calcext:value-type="float">
            <text:p>688 787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06382" calcext:value-type="float">
            <text:p>406 382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01310" calcext:value-type="float">
            <text:p>201 31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313664" calcext:value-type="float">
            <text:p>1 313 664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261039" calcext:value-type="float">
            <text:p>1 261 039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2335" calcext:value-type="float">
            <text:p>32 335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96918" calcext:value-type="float">
            <text:p>96 918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98684" calcext:value-type="float">
            <text:p>198 684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14595" calcext:value-type="float">
            <text:p>614 595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66082" calcext:value-type="float">
            <text:p>66 082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5263" calcext:value-type="float">
            <text:p>135 263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397905" calcext:value-type="float">
            <text:p>5 397 905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8271" calcext:value-type="float">
            <text:p>18 271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04144" calcext:value-type="float">
            <text:p>504 144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5064" calcext:value-type="float">
            <text:p>25 064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357724" calcext:value-type="float">
            <text:p>1 357 724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53326" calcext:value-type="float">
            <text:p>253 326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753" calcext:value-type="float">
            <text:p>9 753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29270" calcext:value-type="float">
            <text:p>29 27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3799" calcext:value-type="float">
            <text:p>3 799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4096" calcext:value-type="float">
            <text:p>44 096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54397" calcext:value-type="float">
            <text:p>54 397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0852" calcext:value-type="float">
            <text:p>20 852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376" calcext:value-type="float">
            <text:p>6 376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3990" calcext:value-type="float">
            <text:p>13 99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5221" calcext:value-type="float">
            <text:p>45 221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80" calcext:value-type="float">
            <text:p>1 08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4757" calcext:value-type="float">
            <text:p>4 757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3396" calcext:value-type="float">
            <text:p>3 396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285" calcext:value-type="float">
            <text:p>1 285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3710" calcext:value-type="float">
            <text:p>13 71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2981" calcext:value-type="float">
            <text:p>12 981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82043" calcext:value-type="float">
            <text:p>82 043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97730" calcext:value-type="float">
            <text:p>697 73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23491" calcext:value-type="float">
            <text:p>223 491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68506" calcext:value-type="float">
            <text:p>968 506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348157" calcext:value-type="float">
            <text:p>3 348 157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4092" calcext:value-type="float">
            <text:p>24 092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191766" calcext:value-type="float">
            <text:p>2 191 766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3669" calcext:value-type="float">
            <text:p>113 669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7687" calcext:value-type="float">
            <text:p>7 687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9043" calcext:value-type="float">
            <text:p>9 043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201" calcext:value-type="float">
            <text:p>1 201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6022" calcext:value-type="float">
            <text:p>86 022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56793" calcext:value-type="float">
            <text:p>156 793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8928" calcext:value-type="float">
            <text:p>8 928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2974" calcext:value-type="float">
            <text:p>12 974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1126" calcext:value-type="float">
            <text:p>11 126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9839" calcext:value-type="float">
            <text:p>9 839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2682" calcext:value-type="float">
            <text:p>12 682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55030" calcext:value-type="float">
            <text:p>355 03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3760" calcext:value-type="float">
            <text:p>3 76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6717" calcext:value-type="float">
            <text:p>46 717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2590" calcext:value-type="float">
            <text:p>42 59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4162" calcext:value-type="float">
            <text:p>24 162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711" calcext:value-type="float">
            <text:p>3 711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7764" calcext:value-type="float">
            <text:p>7 764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4170" calcext:value-type="float">
            <text:p>14 17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110" calcext:value-type="float">
            <text:p>8 11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904" calcext:value-type="float">
            <text:p>17 904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905956" calcext:value-type="float">
            <text:p>1 905 956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937356" calcext:value-type="float">
            <text:p>2 937 356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26100" calcext:value-type="float">
            <text:p>126 1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2560" calcext:value-type="float">
            <text:p>22 56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94722" calcext:value-type="float">
            <text:p>94 722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045464" calcext:value-type="float">
            <text:p>1 045 464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697218" calcext:value-type="float">
            <text:p>2 697 218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011" calcext:value-type="float">
            <text:p>4 011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747" calcext:value-type="float">
            <text:p>747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054" calcext:value-type="float">
            <text:p>13 054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60" calcext:value-type="float">
            <text:p>1 06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3434" calcext:value-type="float">
            <text:p>23 434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657" calcext:value-type="float">
            <text:p>10 657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17957" calcext:value-type="float">
            <text:p>117 957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1251" calcext:value-type="float">
            <text:p>1 251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0150" calcext:value-type="float">
            <text:p>20 15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13575" calcext:value-type="float">
            <text:p>213 575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260" calcext:value-type="float">
            <text:p>3 26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58900" calcext:value-type="float">
            <text:p>158 9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4100" calcext:value-type="float">
            <text:p>174 1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2546" calcext:value-type="float">
            <text:p>22 546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2334" calcext:value-type="float">
            <text:p>152 334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100780" calcext:value-type="float">
            <text:p>1 100 78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250" calcext:value-type="float">
            <text:p>2 25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172601" calcext:value-type="float">
            <text:p>3 172 601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71479" calcext:value-type="float">
            <text:p>271 479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95" calcext:value-type="float">
            <text:p>995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685" calcext:value-type="float">
            <text:p>8 685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8876" calcext:value-type="float">
            <text:p>8 876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0480" calcext:value-type="float">
            <text:p>30 48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49098" calcext:value-type="float">
            <text:p>449 098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80625" calcext:value-type="float">
            <text:p>180 625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5135" calcext:value-type="float">
            <text:p>5 135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2157" calcext:value-type="float">
            <text:p>42 157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12035" calcext:value-type="float">
            <text:p>112 035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6050" calcext:value-type="float">
            <text:p>56 05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41530" calcext:value-type="float">
            <text:p>41 53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0140" calcext:value-type="float">
            <text:p>10 14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60250" calcext:value-type="float">
            <text:p>260 25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8228" calcext:value-type="float">
            <text:p>8 228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076907" calcext:value-type="float">
            <text:p>1 076 907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564" calcext:value-type="float">
            <text:p>10 564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08" calcext:value-type="float">
            <text:p>508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956" calcext:value-type="float">
            <text:p>5 956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34000" calcext:value-type="float">
            <text:p>6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02133" calcext:value-type="float">
            <text:p>602 133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2440" calcext:value-type="float">
            <text:p>32 44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515400" calcext:value-type="float">
            <text:p>515 4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9879" calcext:value-type="float">
            <text:p>39 879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6968" calcext:value-type="float">
            <text:p>16 968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5125" calcext:value-type="float">
            <text:p>135 125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367" calcext:value-type="float">
            <text:p>5 367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20" calcext:value-type="float">
            <text:p>92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639935" calcext:value-type="float">
            <text:p>639 935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12259" calcext:value-type="float">
            <text:p>12 259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856" calcext:value-type="float">
            <text:p>3 856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580" calcext:value-type="float">
            <text:p>2 58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2199" calcext:value-type="float">
            <text:p>12 199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62195" calcext:value-type="float">
            <text:p>362 195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653657" calcext:value-type="float">
            <text:p>1 653 657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807608" calcext:value-type="float">
            <text:p>3 807 608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3090" calcext:value-type="float">
            <text:p>103 09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Articles réunis</text:p>
          </table:table-cell>
          <table:table-cell office:value-type="float" office:value="1482" calcext:value-type="float">
            <text:p>1 482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5318" calcext:value-type="float">
            <text:p>45 318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1079" calcext:value-type="float">
            <text:p>11 079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5712" calcext:value-type="float">
            <text:p>5 712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452" calcext:value-type="float">
            <text:p>2 452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5789698" calcext:value-type="float">
            <text:p>25 789 698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08480" calcext:value-type="float">
            <text:p>308 48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72980" calcext:value-type="float">
            <text:p>272 98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29424" calcext:value-type="float">
            <text:p>129 424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42062" calcext:value-type="float">
            <text:p>342 062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9359" calcext:value-type="float">
            <text:p>19 359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936970" calcext:value-type="float">
            <text:p>3 936 97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97872" calcext:value-type="float">
            <text:p>97 872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314" calcext:value-type="float">
            <text:p>16 314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8373" calcext:value-type="float">
            <text:p>98 373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02" calcext:value-type="float">
            <text:p>602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6496" calcext:value-type="float">
            <text:p>16 496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29887" calcext:value-type="float">
            <text:p>229 887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540" calcext:value-type="float">
            <text:p>54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41558" calcext:value-type="float">
            <text:p>341 558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3870" calcext:value-type="float">
            <text:p>23 87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380" calcext:value-type="float">
            <text:p>5 38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655" calcext:value-type="float">
            <text:p>1 655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34" calcext:value-type="float">
            <text:p>1 034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5967" calcext:value-type="float">
            <text:p>45 967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14955" calcext:value-type="float">
            <text:p>14 955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804" calcext:value-type="float">
            <text:p>804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965" calcext:value-type="float">
            <text:p>2 965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26260" calcext:value-type="float">
            <text:p>126 26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293" calcext:value-type="float">
            <text:p>3 293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952" calcext:value-type="float">
            <text:p>2 952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692" calcext:value-type="float">
            <text:p>1 692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21050" calcext:value-type="float">
            <text:p>121 05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66428" calcext:value-type="float">
            <text:p>166 428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21045" calcext:value-type="float">
            <text:p>121 045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3620" calcext:value-type="float">
            <text:p>33 62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345" calcext:value-type="float">
            <text:p>2 345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1008" calcext:value-type="float">
            <text:p>51 008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77459" calcext:value-type="float">
            <text:p>77 459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3020" calcext:value-type="float">
            <text:p>13 02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050" calcext:value-type="float">
            <text:p>1 05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255" calcext:value-type="float">
            <text:p>9 255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1910" calcext:value-type="float">
            <text:p>41 91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0616" calcext:value-type="float">
            <text:p>20 616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39327" calcext:value-type="float">
            <text:p>39 327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7610" calcext:value-type="float">
            <text:p>27 61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18921" calcext:value-type="float">
            <text:p>318 921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677" calcext:value-type="float">
            <text:p>5 677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8815" calcext:value-type="float">
            <text:p>68 815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032" calcext:value-type="float">
            <text:p>4 032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 ; Fruits secs, en amandes, figues et raisins</text:p>
          </table:table-cell>
          <table:table-cell office:value-type="float" office:value="204649" calcext:value-type="float">
            <text:p>204 649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</text:p>
          </table:table-cell>
          <table:table-cell office:value-type="float" office:value="42902" calcext:value-type="float">
            <text:p>42 902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349" calcext:value-type="float">
            <text:p>5 349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ière</text:p>
          </table:table-cell>
          <table:table-cell office:value-type="float" office:value="5666" calcext:value-type="float">
            <text:p>5 666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301367" calcext:value-type="float">
            <text:p>301 367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97552" calcext:value-type="float">
            <text:p>197 552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6320" calcext:value-type="float">
            <text:p>76 32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99972" calcext:value-type="float">
            <text:p>199 972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61649" calcext:value-type="float">
            <text:p>1 761 649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4141" calcext:value-type="float">
            <text:p>14 141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94180" calcext:value-type="float">
            <text:p>194 18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2028" calcext:value-type="float">
            <text:p>62 028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422" calcext:value-type="float">
            <text:p>6 422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7787" calcext:value-type="float">
            <text:p>17 787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6470" calcext:value-type="float">
            <text:p>16 47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5104" calcext:value-type="float">
            <text:p>15 104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33814" calcext:value-type="float">
            <text:p>233 814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746" calcext:value-type="float">
            <text:p>4 746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2925" calcext:value-type="float">
            <text:p>22 925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7500" calcext:value-type="float">
            <text:p>107 5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9033" calcext:value-type="float">
            <text:p>69 033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4060" calcext:value-type="float">
            <text:p>4 06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 ; Potasse, vedasses et gravelées</text:p>
          </table:table-cell>
          <table:table-cell office:value-type="float" office:value="27450" calcext:value-type="float">
            <text:p>27 45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40838" calcext:value-type="float">
            <text:p>140 838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8691" calcext:value-type="float">
            <text:p>38 691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0193" calcext:value-type="float">
            <text:p>10 193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5413" calcext:value-type="float">
            <text:p>25 413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4722" calcext:value-type="float">
            <text:p>4 722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796" calcext:value-type="float">
            <text:p>21 796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, poix et résine</text:p>
          </table:table-cell>
          <table:table-cell office:value-type="float" office:value="13023" calcext:value-type="float">
            <text:p>13 023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5600" calcext:value-type="float">
            <text:p>45 6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6975495" calcext:value-type="float">
            <text:p>6 975 495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885048" calcext:value-type="float">
            <text:p>1 885 048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10023" calcext:value-type="float">
            <text:p>310 023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7653" calcext:value-type="float">
            <text:p>7 653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417" calcext:value-type="float">
            <text:p>6 417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951073" calcext:value-type="float">
            <text:p>951 073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580" calcext:value-type="float">
            <text:p>1 58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3780" calcext:value-type="float">
            <text:p>3 78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9780" calcext:value-type="float">
            <text:p>89 78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272" calcext:value-type="float">
            <text:p>1 272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53547" calcext:value-type="float">
            <text:p>653 547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775" calcext:value-type="float">
            <text:p>1 775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13470" calcext:value-type="float">
            <text:p>213 47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933" calcext:value-type="float">
            <text:p>933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982" calcext:value-type="float">
            <text:p>2 982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0340" calcext:value-type="float">
            <text:p>20 34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62055" calcext:value-type="float">
            <text:p>162 055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00654" calcext:value-type="float">
            <text:p>400 654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123583" calcext:value-type="float">
            <text:p>1 123 583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079" calcext:value-type="float">
            <text:p>9 079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0793" calcext:value-type="float">
            <text:p>20 793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756" calcext:value-type="float">
            <text:p>1 756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4290" calcext:value-type="float">
            <text:p>4 29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354" calcext:value-type="float">
            <text:p>2 354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12500" calcext:value-type="float">
            <text:p>112 5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79" calcext:value-type="float">
            <text:p>479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25631" calcext:value-type="float">
            <text:p>525 631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8165130" calcext:value-type="float">
            <text:p>8 165 13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89644" calcext:value-type="float">
            <text:p>189 644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43937" calcext:value-type="float">
            <text:p>43 937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252563" calcext:value-type="float">
            <text:p>1 252 563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025350" calcext:value-type="float">
            <text:p>1 025 35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80660" calcext:value-type="float">
            <text:p>180 66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92184" calcext:value-type="float">
            <text:p>92 184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77130" calcext:value-type="float">
            <text:p>877 13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958031" calcext:value-type="float">
            <text:p>1 958 031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810" calcext:value-type="float">
            <text:p>3 81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472860" calcext:value-type="float">
            <text:p>1 472 86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70640" calcext:value-type="float">
            <text:p>70 64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72701" calcext:value-type="float">
            <text:p>1 072 701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760052" calcext:value-type="float">
            <text:p>760 052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6881" calcext:value-type="float">
            <text:p>36 881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0025" calcext:value-type="float">
            <text:p>10 025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043" calcext:value-type="float">
            <text:p>1 043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0440" calcext:value-type="float">
            <text:p>10 44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2001" calcext:value-type="float">
            <text:p>52 001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74930" calcext:value-type="float">
            <text:p>274 93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751956" calcext:value-type="float">
            <text:p>6 751 956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2086" calcext:value-type="float">
            <text:p>42 086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89920" calcext:value-type="float">
            <text:p>289 92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3758" calcext:value-type="float">
            <text:p>53 758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8081" calcext:value-type="float">
            <text:p>28 081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2064" calcext:value-type="float">
            <text:p>2 064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85555" calcext:value-type="float">
            <text:p>185 555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7154" calcext:value-type="float">
            <text:p>7 154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8241" calcext:value-type="float">
            <text:p>18 241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53596" calcext:value-type="float">
            <text:p>253 596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52428" calcext:value-type="float">
            <text:p>252 428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7602" calcext:value-type="float">
            <text:p>77 602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84800" calcext:value-type="float">
            <text:p>84 8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37757" calcext:value-type="float">
            <text:p>137 757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246506" calcext:value-type="float">
            <text:p>246 506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6186" calcext:value-type="float">
            <text:p>46 186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211993" calcext:value-type="float">
            <text:p>1 211 993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171" calcext:value-type="float">
            <text:p>2 171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4196" calcext:value-type="float">
            <text:p>14 196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47" calcext:value-type="float">
            <text:p>847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1908" calcext:value-type="float">
            <text:p>11 908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66070" calcext:value-type="float">
            <text:p>66 07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2158" calcext:value-type="float">
            <text:p>12 158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25931" calcext:value-type="float">
            <text:p>125 931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54447" calcext:value-type="float">
            <text:p>54 447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1971" calcext:value-type="float">
            <text:p>1 971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3561" calcext:value-type="float">
            <text:p>23 561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720" calcext:value-type="float">
            <text:p>3 72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49019" calcext:value-type="float">
            <text:p>49 019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8404" calcext:value-type="float">
            <text:p>8 404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9275" calcext:value-type="float">
            <text:p>9 275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460" calcext:value-type="float">
            <text:p>46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45" calcext:value-type="float">
            <text:p>4 045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415" calcext:value-type="float">
            <text:p>2 415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9867" calcext:value-type="float">
            <text:p>59 867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068476" calcext:value-type="float">
            <text:p>5 068 476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035" calcext:value-type="float">
            <text:p>1 035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260" calcext:value-type="float">
            <text:p>10 26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9102" calcext:value-type="float">
            <text:p>9 102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21400" calcext:value-type="float">
            <text:p>121 4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429546" calcext:value-type="float">
            <text:p>429 546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6737" calcext:value-type="float">
            <text:p>86 737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40982" calcext:value-type="float">
            <text:p>140 982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44698" calcext:value-type="float">
            <text:p>644 698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230177" calcext:value-type="float">
            <text:p>1 230 177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80" calcext:value-type="float">
            <text:p>18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738" calcext:value-type="float">
            <text:p>2 738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15435" calcext:value-type="float">
            <text:p>715 435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47421" calcext:value-type="float">
            <text:p>247 421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284987" calcext:value-type="float">
            <text:p>1 284 987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99596" calcext:value-type="float">
            <text:p>199 596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2158" calcext:value-type="float">
            <text:p>32 158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29636" calcext:value-type="float">
            <text:p>129 636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45709" calcext:value-type="float">
            <text:p>145 709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9818" calcext:value-type="float">
            <text:p>19 818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21348" calcext:value-type="float">
            <text:p>21 348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590621" calcext:value-type="float">
            <text:p>3 590 621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656136" calcext:value-type="float">
            <text:p>1 656 136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919712" calcext:value-type="float">
            <text:p>8 919 712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26067" calcext:value-type="float">
            <text:p>126 067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52637" calcext:value-type="float">
            <text:p>752 637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909078" calcext:value-type="float">
            <text:p>2 909 078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1198" calcext:value-type="float">
            <text:p>11 198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310" calcext:value-type="float">
            <text:p>1 31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36038" calcext:value-type="float">
            <text:p>736 038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621" calcext:value-type="float">
            <text:p>1 621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06581" calcext:value-type="float">
            <text:p>106 581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78805" calcext:value-type="float">
            <text:p>78 805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27655" calcext:value-type="float">
            <text:p>327 655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6320" calcext:value-type="float">
            <text:p>206 32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44750" calcext:value-type="float">
            <text:p>144 75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2370" calcext:value-type="float">
            <text:p>32 37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3360" calcext:value-type="float">
            <text:p>3 36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91363" calcext:value-type="float">
            <text:p>91 363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79608" calcext:value-type="float">
            <text:p>79 608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91484" calcext:value-type="float">
            <text:p>291 484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358003" calcext:value-type="float">
            <text:p>1 358 003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136430" calcext:value-type="float">
            <text:p>1 136 43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752" calcext:value-type="float">
            <text:p>1 752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3200" calcext:value-type="float">
            <text:p>43 2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330" calcext:value-type="float">
            <text:p>1 33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5706" calcext:value-type="float">
            <text:p>5 706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4413" calcext:value-type="float">
            <text:p>14 413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2706" calcext:value-type="float">
            <text:p>22 706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0896" calcext:value-type="float">
            <text:p>20 896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54040" calcext:value-type="float">
            <text:p>154 04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155630" calcext:value-type="float">
            <text:p>1 155 63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56520" calcext:value-type="float">
            <text:p>56 52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336" calcext:value-type="float">
            <text:p>1 336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2240" calcext:value-type="float">
            <text:p>32 24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1505" calcext:value-type="float">
            <text:p>21 505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1245" calcext:value-type="float">
            <text:p>101 245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30" calcext:value-type="float">
            <text:p>43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276" calcext:value-type="float">
            <text:p>1 276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7578" calcext:value-type="float">
            <text:p>7 578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41590" calcext:value-type="float">
            <text:p>41 59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9125" calcext:value-type="float">
            <text:p>19 125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7750" calcext:value-type="float">
            <text:p>17 75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3803" calcext:value-type="float">
            <text:p>53 803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940224" calcext:value-type="float">
            <text:p>1 940 224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480569" calcext:value-type="float">
            <text:p>3 480 569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7858" calcext:value-type="float">
            <text:p>107 858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9805" calcext:value-type="float">
            <text:p>79 805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99245" calcext:value-type="float">
            <text:p>299 245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41" calcext:value-type="float">
            <text:p>1 041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39656" calcext:value-type="float">
            <text:p>39 656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2610" calcext:value-type="float">
            <text:p>62 61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9479" calcext:value-type="float">
            <text:p>29 479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3534" calcext:value-type="float">
            <text:p>13 534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40725" calcext:value-type="float">
            <text:p>40 725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4120" calcext:value-type="float">
            <text:p>104 12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4516" calcext:value-type="float">
            <text:p>14 516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7398" calcext:value-type="float">
            <text:p>7 398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780" calcext:value-type="float">
            <text:p>78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795" calcext:value-type="float">
            <text:p>1 795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6379" calcext:value-type="float">
            <text:p>46 379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05992" calcext:value-type="float">
            <text:p>205 992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178380" calcext:value-type="float">
            <text:p>3 178 38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790018" calcext:value-type="float">
            <text:p>790 018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82260" calcext:value-type="float">
            <text:p>82 26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60138" calcext:value-type="float">
            <text:p>60 138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5655" calcext:value-type="float">
            <text:p>35 655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1743" calcext:value-type="float">
            <text:p>51 743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8700" calcext:value-type="float">
            <text:p>38 7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550015" calcext:value-type="float">
            <text:p>550 015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062" calcext:value-type="float">
            <text:p>2 062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148" calcext:value-type="float">
            <text:p>4 148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006539" calcext:value-type="float">
            <text:p>1 006 539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371" calcext:value-type="float">
            <text:p>2 371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301896" calcext:value-type="float">
            <text:p>1 301 896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050" calcext:value-type="float">
            <text:p>1 05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805" calcext:value-type="float">
            <text:p>805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854" calcext:value-type="float">
            <text:p>854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522" calcext:value-type="float">
            <text:p>1 522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6625" calcext:value-type="float">
            <text:p>6 625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716" calcext:value-type="float">
            <text:p>716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6230" calcext:value-type="float">
            <text:p>96 23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55357" calcext:value-type="float">
            <text:p>55 357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464" calcext:value-type="float">
            <text:p>30 464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56472" calcext:value-type="float">
            <text:p>56 472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82605" calcext:value-type="float">
            <text:p>82 605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5540" calcext:value-type="float">
            <text:p>45 54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14141" calcext:value-type="float">
            <text:p>114 141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82300" calcext:value-type="float">
            <text:p>282 3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42" calcext:value-type="float">
            <text:p>1 242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77" calcext:value-type="float">
            <text:p>577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9167" calcext:value-type="float">
            <text:p>29 167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340" calcext:value-type="float">
            <text:p>1 34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9916" calcext:value-type="float">
            <text:p>29 916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660" calcext:value-type="float">
            <text:p>66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960" calcext:value-type="float">
            <text:p>96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6492" calcext:value-type="float">
            <text:p>6 492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6852" calcext:value-type="float">
            <text:p>106 852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25940" calcext:value-type="float">
            <text:p>125 94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6214" calcext:value-type="float">
            <text:p>36 214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8006" calcext:value-type="float">
            <text:p>18 006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3728" calcext:value-type="float">
            <text:p>13 728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7890" calcext:value-type="float">
            <text:p>17 89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74770" calcext:value-type="float">
            <text:p>274 77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73737" calcext:value-type="float">
            <text:p>173 737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947" calcext:value-type="float">
            <text:p>2 947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86933" calcext:value-type="float">
            <text:p>86 933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298" calcext:value-type="float">
            <text:p>6 298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6252" calcext:value-type="float">
            <text:p>6 252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059" calcext:value-type="float">
            <text:p>2 059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060" calcext:value-type="float">
            <text:p>1 06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737" calcext:value-type="float">
            <text:p>1 737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7744" calcext:value-type="float">
            <text:p>7 744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312" calcext:value-type="float">
            <text:p>1 312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20955" calcext:value-type="float">
            <text:p>220 955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5374" calcext:value-type="float">
            <text:p>5 374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862" calcext:value-type="float">
            <text:p>2 862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0087" calcext:value-type="float">
            <text:p>10 087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844967" calcext:value-type="float">
            <text:p>844 967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91760" calcext:value-type="float">
            <text:p>191 76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29465" calcext:value-type="float">
            <text:p>429 465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476" calcext:value-type="float">
            <text:p>1 476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78080" calcext:value-type="float">
            <text:p>778 08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25617" calcext:value-type="float">
            <text:p>125 617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847" calcext:value-type="float">
            <text:p>847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750" calcext:value-type="float">
            <text:p>1 75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955192" calcext:value-type="float">
            <text:p>955 192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25822" calcext:value-type="float">
            <text:p>525 822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280" calcext:value-type="float">
            <text:p>1 28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39733" calcext:value-type="float">
            <text:p>339 733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177" calcext:value-type="float">
            <text:p>6 177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93848" calcext:value-type="float">
            <text:p>93 848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6516" calcext:value-type="float">
            <text:p>36 516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72373" calcext:value-type="float">
            <text:p>172 373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2460" calcext:value-type="float">
            <text:p>2 46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31780" calcext:value-type="float">
            <text:p>31 78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66" calcext:value-type="float">
            <text:p>566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13465" calcext:value-type="float">
            <text:p>513 465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51781" calcext:value-type="float">
            <text:p>51 781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982" calcext:value-type="float">
            <text:p>5 982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66255" calcext:value-type="float">
            <text:p>166 255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2432" calcext:value-type="float">
            <text:p>22 432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3227" calcext:value-type="float">
            <text:p>13 227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3956" calcext:value-type="float">
            <text:p>13 956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059177" calcext:value-type="float">
            <text:p>1 059 177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55037" calcext:value-type="float">
            <text:p>255 037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9584" calcext:value-type="float">
            <text:p>9 584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7495" calcext:value-type="float">
            <text:p>7 495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59" calcext:value-type="float">
            <text:p>1 059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5865" calcext:value-type="float">
            <text:p>15 865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51370" calcext:value-type="float">
            <text:p>51 37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39454" calcext:value-type="float">
            <text:p>39 454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81809" calcext:value-type="float">
            <text:p>581 809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7740" calcext:value-type="float">
            <text:p>37 74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296" calcext:value-type="float">
            <text:p>1 296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3320" calcext:value-type="float">
            <text:p>43 32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8711" calcext:value-type="float">
            <text:p>18 711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632" calcext:value-type="float">
            <text:p>632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067" calcext:value-type="float">
            <text:p>3 067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85134" calcext:value-type="float">
            <text:p>185 134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2857" calcext:value-type="float">
            <text:p>32 857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6320" calcext:value-type="float">
            <text:p>6 32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7046" calcext:value-type="float">
            <text:p>17 046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27980" calcext:value-type="float">
            <text:p>127 98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5682" calcext:value-type="float">
            <text:p>75 682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37217" calcext:value-type="float">
            <text:p>237 217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360" calcext:value-type="float">
            <text:p>10 36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936" calcext:value-type="float">
            <text:p>2 936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9390" calcext:value-type="float">
            <text:p>9 39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34833" calcext:value-type="float">
            <text:p>134 833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0205" calcext:value-type="float">
            <text:p>20 205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416" calcext:value-type="float">
            <text:p>416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6872" calcext:value-type="float">
            <text:p>56 872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382077" calcext:value-type="float">
            <text:p>1 382 077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5305" calcext:value-type="float">
            <text:p>15 305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8367" calcext:value-type="float">
            <text:p>58 367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8923" calcext:value-type="float">
            <text:p>58 923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87120" calcext:value-type="float">
            <text:p>87 12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1412" calcext:value-type="float">
            <text:p>31 412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4655" calcext:value-type="float">
            <text:p>14 655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77265" calcext:value-type="float">
            <text:p>177 265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5964" calcext:value-type="float">
            <text:p>35 964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45803" calcext:value-type="float">
            <text:p>145 803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4696" calcext:value-type="float">
            <text:p>4 696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85656" calcext:value-type="float">
            <text:p>85 656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2762" calcext:value-type="float">
            <text:p>2 762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6900" calcext:value-type="float">
            <text:p>16 9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6945" calcext:value-type="float">
            <text:p>6 945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12487" calcext:value-type="float">
            <text:p>212 487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45784" calcext:value-type="float">
            <text:p>345 784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2928" calcext:value-type="float">
            <text:p>32 928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55917" calcext:value-type="float">
            <text:p>55 917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76032" calcext:value-type="float">
            <text:p>376 032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610" calcext:value-type="float">
            <text:p>6 61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037" calcext:value-type="float">
            <text:p>2 037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176" calcext:value-type="float">
            <text:p>2 176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20010" calcext:value-type="float">
            <text:p>120 01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117" calcext:value-type="float">
            <text:p>1 117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8730" calcext:value-type="float">
            <text:p>68 73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0609" calcext:value-type="float">
            <text:p>10 609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3798" calcext:value-type="float">
            <text:p>113 798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528" calcext:value-type="float">
            <text:p>2 528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9359" calcext:value-type="float">
            <text:p>79 359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672" calcext:value-type="float">
            <text:p>3 672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730" calcext:value-type="float">
            <text:p>2 73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3250" calcext:value-type="float">
            <text:p>13 25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850" calcext:value-type="float">
            <text:p>1 85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7911" calcext:value-type="float">
            <text:p>87 911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3702" calcext:value-type="float">
            <text:p>23 702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46489" calcext:value-type="float">
            <text:p>46 489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19452" calcext:value-type="float">
            <text:p>219 452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3489" calcext:value-type="float">
            <text:p>23 489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6579" calcext:value-type="float">
            <text:p>16 579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140" calcext:value-type="float">
            <text:p>7 14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0142" calcext:value-type="float">
            <text:p>20 142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3015" calcext:value-type="float">
            <text:p>33 015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1044" calcext:value-type="float">
            <text:p>31 044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407" calcext:value-type="float">
            <text:p>1 407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111" calcext:value-type="float">
            <text:p>2 111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7726" calcext:value-type="float">
            <text:p>7 726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358810" calcext:value-type="float">
            <text:p>2 358 81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8589" calcext:value-type="float">
            <text:p>58 589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945" calcext:value-type="float">
            <text:p>3 945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5444" calcext:value-type="float">
            <text:p>5 444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4960" calcext:value-type="float">
            <text:p>24 96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60" calcext:value-type="float">
            <text:p>96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7730" calcext:value-type="float">
            <text:p>97 73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93093" calcext:value-type="float">
            <text:p>93 093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62" calcext:value-type="float">
            <text:p>562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940" calcext:value-type="float">
            <text:p>2 94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7860" calcext:value-type="float">
            <text:p>7 86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6766" calcext:value-type="float">
            <text:p>56 766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9480" calcext:value-type="float">
            <text:p>39 48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620" calcext:value-type="float">
            <text:p>4 62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1600" calcext:value-type="float">
            <text:p>21 6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5250" calcext:value-type="float">
            <text:p>5 25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371" calcext:value-type="float">
            <text:p>7 371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7658" calcext:value-type="float">
            <text:p>17 658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0827" calcext:value-type="float">
            <text:p>40 827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5736" calcext:value-type="float">
            <text:p>85 736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0929" calcext:value-type="float">
            <text:p>10 929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5174" calcext:value-type="float">
            <text:p>5 174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3441" calcext:value-type="float">
            <text:p>23 441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6712" calcext:value-type="float">
            <text:p>6 712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822" calcext:value-type="float">
            <text:p>2 822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134" calcext:value-type="float">
            <text:p>6 134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782" calcext:value-type="float">
            <text:p>1 782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7716" calcext:value-type="float">
            <text:p>47 716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032" calcext:value-type="float">
            <text:p>4 032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0931" calcext:value-type="float">
            <text:p>10 931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397" calcext:value-type="float">
            <text:p>1 397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3142" calcext:value-type="float">
            <text:p>13 142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0227" calcext:value-type="float">
            <text:p>20 227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6496" calcext:value-type="float">
            <text:p>6 496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005" calcext:value-type="float">
            <text:p>6 005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44083" calcext:value-type="float">
            <text:p>44 083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81165" calcext:value-type="float">
            <text:p>81 165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8665" calcext:value-type="float">
            <text:p>8 665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2120" calcext:value-type="float">
            <text:p>12 12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992" calcext:value-type="float">
            <text:p>4 992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464" calcext:value-type="float">
            <text:p>4 464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8221" calcext:value-type="float">
            <text:p>28 221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87876" calcext:value-type="float">
            <text:p>287 876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40158" calcext:value-type="float">
            <text:p>140 158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8002" calcext:value-type="float">
            <text:p>68 002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9531" calcext:value-type="float">
            <text:p>9 531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525" calcext:value-type="float">
            <text:p>1 525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297" calcext:value-type="float">
            <text:p>7 297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295" calcext:value-type="float">
            <text:p>1 295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491" calcext:value-type="float">
            <text:p>2 491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603" calcext:value-type="float">
            <text:p>2 603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854" calcext:value-type="float">
            <text:p>1 854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370" calcext:value-type="float">
            <text:p>2 37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3841" calcext:value-type="float">
            <text:p>13 841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002" calcext:value-type="float">
            <text:p>1 002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104" calcext:value-type="float">
            <text:p>4 104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367250" calcext:value-type="float">
            <text:p>1 367 25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2276" calcext:value-type="float">
            <text:p>12 276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160285" calcext:value-type="float">
            <text:p>2 160 285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9072" calcext:value-type="float">
            <text:p>9 072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371884" calcext:value-type="float">
            <text:p>371 884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19200" calcext:value-type="float">
            <text:p>219 2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384" calcext:value-type="float">
            <text:p>1 384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7930" calcext:value-type="float">
            <text:p>17 93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4467" calcext:value-type="float">
            <text:p>304 467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932" calcext:value-type="float">
            <text:p>10 932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7465702" calcext:value-type="float">
            <text:p>27 465 702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7460" calcext:value-type="float">
            <text:p>7 46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296" calcext:value-type="float">
            <text:p>10 296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380" calcext:value-type="float">
            <text:p>4 38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45570" calcext:value-type="float">
            <text:p>345 57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0206" calcext:value-type="float">
            <text:p>10 206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05565" calcext:value-type="float">
            <text:p>105 565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1036" calcext:value-type="float">
            <text:p>11 036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5483" calcext:value-type="float">
            <text:p>35 483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33052" calcext:value-type="float">
            <text:p>33 052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68153" calcext:value-type="float">
            <text:p>468 153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12292" calcext:value-type="float">
            <text:p>412 292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08926" calcext:value-type="float">
            <text:p>108 926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47812" calcext:value-type="float">
            <text:p>147 812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7910795" calcext:value-type="float">
            <text:p>7 910 795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25211" calcext:value-type="float">
            <text:p>25 211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3332" calcext:value-type="float">
            <text:p>13 332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7125" calcext:value-type="float">
            <text:p>7 125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77500" calcext:value-type="float">
            <text:p>277 5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4101" calcext:value-type="float">
            <text:p>14 101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583" calcext:value-type="float">
            <text:p>1 583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0725" calcext:value-type="float">
            <text:p>40 725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5590" calcext:value-type="float">
            <text:p>5 59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85" calcext:value-type="float">
            <text:p>685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5670" calcext:value-type="float">
            <text:p>5 67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41134" calcext:value-type="float">
            <text:p>141 134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86386" calcext:value-type="float">
            <text:p>186 386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25424" calcext:value-type="float">
            <text:p>125 424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0547" calcext:value-type="float">
            <text:p>60 547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3710310" calcext:value-type="float">
            <text:p>13 710 31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48575" calcext:value-type="float">
            <text:p>48 575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4282" calcext:value-type="float">
            <text:p>24 282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245" calcext:value-type="float">
            <text:p>4 245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76" calcext:value-type="float">
            <text:p>876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3591" calcext:value-type="float">
            <text:p>33 591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5291" calcext:value-type="float">
            <text:p>15 291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89704" calcext:value-type="float">
            <text:p>89 704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3542" calcext:value-type="float">
            <text:p>23 542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156108" calcext:value-type="float">
            <text:p>1 156 108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1058" calcext:value-type="float">
            <text:p>1 058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682" calcext:value-type="float">
            <text:p>20 682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96728" calcext:value-type="float">
            <text:p>296 728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6149" calcext:value-type="float">
            <text:p>6 149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15451" calcext:value-type="float">
            <text:p>115 451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78298" calcext:value-type="float">
            <text:p>478 298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96345" calcext:value-type="float">
            <text:p>696 345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339" calcext:value-type="float">
            <text:p>6 339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30600" calcext:value-type="float">
            <text:p>30 60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2660" calcext:value-type="float">
            <text:p>2 660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8153" calcext:value-type="float">
            <text:p>8 153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5661" calcext:value-type="float">
            <text:p>5 661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3395" calcext:value-type="float">
            <text:p>3 395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3142" calcext:value-type="float">
            <text:p>13 142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520" calcext:value-type="float">
            <text:p>2 52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644" calcext:value-type="float">
            <text:p>644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510" calcext:value-type="float">
            <text:p>3 510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561" calcext:value-type="float">
            <text:p>8 561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296" calcext:value-type="float">
            <text:p>10 296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956" calcext:value-type="float">
            <text:p>956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729565" calcext:value-type="float">
            <text:p>729 565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407" calcext:value-type="float">
            <text:p>20 407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716" calcext:value-type="float">
            <text:p>4 716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50373" calcext:value-type="float">
            <text:p>50 373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8841" calcext:value-type="float">
            <text:p>18 841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77195" calcext:value-type="float">
            <text:p>377 195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5298" calcext:value-type="float">
            <text:p>15 298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45033" calcext:value-type="float">
            <text:p>145 033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60596" calcext:value-type="float">
            <text:p>260 596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4990" calcext:value-type="float">
            <text:p>24 99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29313" calcext:value-type="float">
            <text:p>129 313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3462574" calcext:value-type="float">
            <text:p>3 462 574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1305" calcext:value-type="float">
            <text:p>11 305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877" calcext:value-type="float">
            <text:p>3 877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972" calcext:value-type="float">
            <text:p>972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517" calcext:value-type="float">
            <text:p>30 517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2219" calcext:value-type="float">
            <text:p>12 219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2085" calcext:value-type="float">
            <text:p>12 085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91131" calcext:value-type="float">
            <text:p>291 131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8529" calcext:value-type="float">
            <text:p>8 529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4147" calcext:value-type="float">
            <text:p>24 147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19739" calcext:value-type="float">
            <text:p>219 739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8678" calcext:value-type="float">
            <text:p>18 678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69086" calcext:value-type="float">
            <text:p>269 086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680" calcext:value-type="float">
            <text:p>2 68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33558" calcext:value-type="float">
            <text:p>133 558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7257" calcext:value-type="float">
            <text:p>7 257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515034" calcext:value-type="float">
            <text:p>515 034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334477" calcext:value-type="float">
            <text:p>334 477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469" calcext:value-type="float">
            <text:p>469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939" calcext:value-type="float">
            <text:p>4 939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682" calcext:value-type="float">
            <text:p>2 682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3762" calcext:value-type="float">
            <text:p>3 762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8360" calcext:value-type="float">
            <text:p>18 36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320" calcext:value-type="float">
            <text:p>1 32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952" calcext:value-type="float">
            <text:p>952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696" calcext:value-type="float">
            <text:p>6 696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56" calcext:value-type="float">
            <text:p>1 156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55826" calcext:value-type="float">
            <text:p>55 826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6480" calcext:value-type="float">
            <text:p>6 480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582" calcext:value-type="float">
            <text:p>2 582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20" calcext:value-type="float">
            <text:p>12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61380" calcext:value-type="float">
            <text:p>61 380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64503" calcext:value-type="float">
            <text:p>64 503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059" calcext:value-type="float">
            <text:p>1 059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8242" calcext:value-type="float">
            <text:p>18 242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1715" calcext:value-type="float">
            <text:p>31 715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13867" calcext:value-type="float">
            <text:p>413 867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723" calcext:value-type="float">
            <text:p>1 723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3625" calcext:value-type="float">
            <text:p>23 625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061" calcext:value-type="float">
            <text:p>4 061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150" calcext:value-type="float">
            <text:p>2 150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25548" calcext:value-type="float">
            <text:p>125 548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256" calcext:value-type="float">
            <text:p>2 256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0842" calcext:value-type="float">
            <text:p>30 842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3171" calcext:value-type="float">
            <text:p>3 171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120" calcext:value-type="float">
            <text:p>30 120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1879" calcext:value-type="float">
            <text:p>41 879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925" calcext:value-type="float">
            <text:p>925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140" calcext:value-type="float">
            <text:p>1 14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3196" calcext:value-type="float">
            <text:p>3 196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8870" calcext:value-type="float">
            <text:p>48 870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056" calcext:value-type="float">
            <text:p>4 056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6320" calcext:value-type="float">
            <text:p>6 320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4455" calcext:value-type="float">
            <text:p>24 455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3054" calcext:value-type="float">
            <text:p>3 054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05550" calcext:value-type="float">
            <text:p>105 550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0079" calcext:value-type="float">
            <text:p>50 079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972635" calcext:value-type="float">
            <text:p>2 972 635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382490" calcext:value-type="float">
            <text:p>382 49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16606" calcext:value-type="float">
            <text:p>16 606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8006" calcext:value-type="float">
            <text:p>8 006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9026" calcext:value-type="float">
            <text:p>19 026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6033235" calcext:value-type="float">
            <text:p>6 033 235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02832" calcext:value-type="float">
            <text:p>102 832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1575" calcext:value-type="float">
            <text:p>31 575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15078" calcext:value-type="float">
            <text:p>615 078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66039" calcext:value-type="float">
            <text:p>66 039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175" calcext:value-type="float">
            <text:p>3 175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0543" calcext:value-type="float">
            <text:p>50 543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9020" calcext:value-type="float">
            <text:p>59 02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880" calcext:value-type="float">
            <text:p>2 88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7787" calcext:value-type="float">
            <text:p>17 787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61496" calcext:value-type="float">
            <text:p>661 496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070" calcext:value-type="float">
            <text:p>2 07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8703" calcext:value-type="float">
            <text:p>108 703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990" calcext:value-type="float">
            <text:p>99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3635" calcext:value-type="float">
            <text:p>53 635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404" calcext:value-type="float">
            <text:p>3 404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584" calcext:value-type="float">
            <text:p>4 584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18886" calcext:value-type="float">
            <text:p>118 886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9465" calcext:value-type="float">
            <text:p>79 465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0395" calcext:value-type="float">
            <text:p>40 395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82698" calcext:value-type="float">
            <text:p>782 698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039164" calcext:value-type="float">
            <text:p>1 039 164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8628" calcext:value-type="float">
            <text:p>8 628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2296" calcext:value-type="float">
            <text:p>42 296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190" calcext:value-type="float">
            <text:p>4 19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75290" calcext:value-type="float">
            <text:p>375 29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98239" calcext:value-type="float">
            <text:p>198 239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654520" calcext:value-type="float">
            <text:p>654 52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21683" calcext:value-type="float">
            <text:p>521 683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819" calcext:value-type="float">
            <text:p>1 819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482" calcext:value-type="float">
            <text:p>6 482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4104" calcext:value-type="float">
            <text:p>24 104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5408" calcext:value-type="float">
            <text:p>5 408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6060" calcext:value-type="float">
            <text:p>126 06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9421" calcext:value-type="float">
            <text:p>9 421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1077" calcext:value-type="float">
            <text:p>151 077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9200" calcext:value-type="float">
            <text:p>39 2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8486" calcext:value-type="float">
            <text:p>8 486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3840" calcext:value-type="float">
            <text:p>13 84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68322" calcext:value-type="float">
            <text:p>168 322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17253" calcext:value-type="float">
            <text:p>717 253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888658" calcext:value-type="float">
            <text:p>888 658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2234663" calcext:value-type="float">
            <text:p>2 234 663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3930" calcext:value-type="float">
            <text:p>3 93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702" calcext:value-type="float">
            <text:p>1 702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282828" calcext:value-type="float">
            <text:p>282 828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201911" calcext:value-type="float">
            <text:p>1 201 911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205" calcext:value-type="float">
            <text:p>1 205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1112" calcext:value-type="float">
            <text:p>11 112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123" calcext:value-type="float">
            <text:p>4 123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93513" calcext:value-type="float">
            <text:p>193 513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802" calcext:value-type="float">
            <text:p>6 802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23531" calcext:value-type="float">
            <text:p>523 531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01725" calcext:value-type="float">
            <text:p>201 725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56671" calcext:value-type="float">
            <text:p>256 671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2014" calcext:value-type="float">
            <text:p>62 014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0020" calcext:value-type="float">
            <text:p>30 02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551516" calcext:value-type="float">
            <text:p>551 516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8670" calcext:value-type="float">
            <text:p>18 67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33275" calcext:value-type="float">
            <text:p>633 275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5980" calcext:value-type="float">
            <text:p>105 98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4142" calcext:value-type="float">
            <text:p>24 142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4522" calcext:value-type="float">
            <text:p>94 522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9298" calcext:value-type="float">
            <text:p>9 298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60451" calcext:value-type="float">
            <text:p>660 451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221428" calcext:value-type="float">
            <text:p>2 221 428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0880" calcext:value-type="float">
            <text:p>60 88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772156" calcext:value-type="float">
            <text:p>2 772 156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613221" calcext:value-type="float">
            <text:p>1 613 221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8275" calcext:value-type="float">
            <text:p>8 275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4272" calcext:value-type="float">
            <text:p>64 272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3175" calcext:value-type="float">
            <text:p>43 175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04000" calcext:value-type="float">
            <text:p>50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06065" calcext:value-type="float">
            <text:p>206 065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685074" calcext:value-type="float">
            <text:p>4 685 074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534926" calcext:value-type="float">
            <text:p>534 926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3321167" calcext:value-type="float">
            <text:p>3 321 167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86296" calcext:value-type="float">
            <text:p>86 296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7752" calcext:value-type="float">
            <text:p>27 752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30777" calcext:value-type="float">
            <text:p>30 777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4234" calcext:value-type="float">
            <text:p>4 234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2656" calcext:value-type="float">
            <text:p>12 656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90387" calcext:value-type="float">
            <text:p>90 387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19463" calcext:value-type="float">
            <text:p>219 463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014" calcext:value-type="float">
            <text:p>4 014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34130" calcext:value-type="float">
            <text:p>434 13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1010" calcext:value-type="float">
            <text:p>21 01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91574" calcext:value-type="float">
            <text:p>91 574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670" calcext:value-type="float">
            <text:p>5 67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58460" calcext:value-type="float">
            <text:p>158 46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50" calcext:value-type="float">
            <text:p>35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290" calcext:value-type="float">
            <text:p>2 29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080" calcext:value-type="float">
            <text:p>4 08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1202" calcext:value-type="float">
            <text:p>21 202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922" calcext:value-type="float">
            <text:p>6 922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0772" calcext:value-type="float">
            <text:p>10 772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89540" calcext:value-type="float">
            <text:p>89 54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5287" calcext:value-type="float">
            <text:p>25 287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9370" calcext:value-type="float">
            <text:p>29 37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9040" calcext:value-type="float">
            <text:p>9 04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2490" calcext:value-type="float">
            <text:p>12 49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6417" calcext:value-type="float">
            <text:p>16 417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852187" calcext:value-type="float">
            <text:p>6 852 187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1804916" calcext:value-type="float">
            <text:p>11 804 916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51087" calcext:value-type="float">
            <text:p>51 087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3148" calcext:value-type="float">
            <text:p>123 148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1449533" calcext:value-type="float">
            <text:p>1 449 533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4440974" calcext:value-type="float">
            <text:p>4 440 974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27863" calcext:value-type="float">
            <text:p>127 863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2422" calcext:value-type="float">
            <text:p>102 422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350552" calcext:value-type="float">
            <text:p>1 350 552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09970" calcext:value-type="float">
            <text:p>209 97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36773" calcext:value-type="float">
            <text:p>736 773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411" calcext:value-type="float">
            <text:p>2 411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72873" calcext:value-type="float">
            <text:p>72 873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063834" calcext:value-type="float">
            <text:p>1 063 834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66452" calcext:value-type="float">
            <text:p>766 452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8796" calcext:value-type="float">
            <text:p>8 796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7300" calcext:value-type="float">
            <text:p>47 3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76785" calcext:value-type="float">
            <text:p>76 785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758" calcext:value-type="float">
            <text:p>1 758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0335" calcext:value-type="float">
            <text:p>30 335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66747" calcext:value-type="float">
            <text:p>366 747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3577" calcext:value-type="float">
            <text:p>23 577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887305" calcext:value-type="float">
            <text:p>5 887 305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327" calcext:value-type="float">
            <text:p>11 327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803" calcext:value-type="float">
            <text:p>803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0503" calcext:value-type="float">
            <text:p>70 503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2962" calcext:value-type="float">
            <text:p>12 962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913187" calcext:value-type="float">
            <text:p>5 913 187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909202" calcext:value-type="float">
            <text:p>909 202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32701" calcext:value-type="float">
            <text:p>32 701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718706" calcext:value-type="float">
            <text:p>4 718 706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97675" calcext:value-type="float">
            <text:p>297 675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207551" calcext:value-type="float">
            <text:p>2 207 551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493771" calcext:value-type="float">
            <text:p>493 771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14540" calcext:value-type="float">
            <text:p>414 54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41721" calcext:value-type="float">
            <text:p>641 721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60223" calcext:value-type="float">
            <text:p>160 223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7821" calcext:value-type="float">
            <text:p>17 821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77397" calcext:value-type="float">
            <text:p>477 397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700770" calcext:value-type="float">
            <text:p>1 700 77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700477" calcext:value-type="float">
            <text:p>2 700 477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81685" calcext:value-type="float">
            <text:p>81 685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64088" calcext:value-type="float">
            <text:p>264 088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1667295" calcext:value-type="float">
            <text:p>1 667 295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93027" calcext:value-type="float">
            <text:p>93 027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1320" calcext:value-type="float">
            <text:p>11 32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2343" calcext:value-type="float">
            <text:p>12 343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83357" calcext:value-type="float">
            <text:p>283 357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83122" calcext:value-type="float">
            <text:p>83 122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39288" calcext:value-type="float">
            <text:p>439 288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618" calcext:value-type="float">
            <text:p>16 618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44081" calcext:value-type="float">
            <text:p>144 081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225868" calcext:value-type="float">
            <text:p>2 225 868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2400" calcext:value-type="float">
            <text:p>32 4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9132" calcext:value-type="float">
            <text:p>9 132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2561" calcext:value-type="float">
            <text:p>32 561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0111" calcext:value-type="float">
            <text:p>30 111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9695" calcext:value-type="float">
            <text:p>19 695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710" calcext:value-type="float">
            <text:p>1 71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84230" calcext:value-type="float">
            <text:p>84 23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91695" calcext:value-type="float">
            <text:p>791 695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45101" calcext:value-type="float">
            <text:p>145 101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6272" calcext:value-type="float">
            <text:p>16 272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721904" calcext:value-type="float">
            <text:p>721 904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4695" calcext:value-type="float">
            <text:p>24 695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4670" calcext:value-type="float">
            <text:p>44 67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8350" calcext:value-type="float">
            <text:p>18 35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40107" calcext:value-type="float">
            <text:p>140 107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325583" calcext:value-type="float">
            <text:p>325 583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075" calcext:value-type="float">
            <text:p>4 075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934767" calcext:value-type="float">
            <text:p>934 767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475" calcext:value-type="float">
            <text:p>1 475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38904" calcext:value-type="float">
            <text:p>1 338 904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53290" calcext:value-type="float">
            <text:p>53 29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17300" calcext:value-type="float">
            <text:p>417 3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2120" calcext:value-type="float">
            <text:p>122 12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37206" calcext:value-type="float">
            <text:p>237 206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7934" calcext:value-type="float">
            <text:p>87 934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1723681" calcext:value-type="float">
            <text:p>21 723 681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621937" calcext:value-type="float">
            <text:p>621 937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3823117" calcext:value-type="float">
            <text:p>3 823 117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5022" calcext:value-type="float">
            <text:p>25 022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85248" calcext:value-type="float">
            <text:p>985 248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2530" calcext:value-type="float">
            <text:p>2 53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487" calcext:value-type="float">
            <text:p>1 487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43180" calcext:value-type="float">
            <text:p>43 18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5956" calcext:value-type="float">
            <text:p>65 956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4775" calcext:value-type="float">
            <text:p>14 775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7904" calcext:value-type="float">
            <text:p>17 904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45692" calcext:value-type="float">
            <text:p>445 692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1439" calcext:value-type="float">
            <text:p>21 439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76340" calcext:value-type="float">
            <text:p>76 34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25462" calcext:value-type="float">
            <text:p>125 462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3029" calcext:value-type="float">
            <text:p>53 029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0682" calcext:value-type="float">
            <text:p>30 682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035" calcext:value-type="float">
            <text:p>5 035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541" calcext:value-type="float">
            <text:p>4 541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45340" calcext:value-type="float">
            <text:p>145 34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84704" calcext:value-type="float">
            <text:p>84 704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792" calcext:value-type="float">
            <text:p>2 792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868" calcext:value-type="float">
            <text:p>3 868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5418" calcext:value-type="float">
            <text:p>5 418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2145" calcext:value-type="float">
            <text:p>12 145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171" calcext:value-type="float">
            <text:p>2 171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420" calcext:value-type="float">
            <text:p>1 42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944" calcext:value-type="float">
            <text:p>3 944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2367" calcext:value-type="float">
            <text:p>22 367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0821" calcext:value-type="float">
            <text:p>20 821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1912088" calcext:value-type="float">
            <text:p>11 912 088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022986" calcext:value-type="float">
            <text:p>1 022 986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5545512" calcext:value-type="float">
            <text:p>5 545 512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55208" calcext:value-type="float">
            <text:p>55 208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66892" calcext:value-type="float">
            <text:p>266 892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5062" calcext:value-type="float">
            <text:p>15 062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091" calcext:value-type="float">
            <text:p>14 091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870" calcext:value-type="float">
            <text:p>6 87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026210" calcext:value-type="float">
            <text:p>1 026 21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983" calcext:value-type="float">
            <text:p>3 983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770560" calcext:value-type="float">
            <text:p>770 56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22330" calcext:value-type="float">
            <text:p>122 33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7922" calcext:value-type="float">
            <text:p>7 922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71160" calcext:value-type="float">
            <text:p>271 16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540" calcext:value-type="float">
            <text:p>54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9760" calcext:value-type="float">
            <text:p>59 76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5110" calcext:value-type="float">
            <text:p>15 11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9200" calcext:value-type="float">
            <text:p>39 2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168446" calcext:value-type="float">
            <text:p>1 168 446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70942" calcext:value-type="float">
            <text:p>70 942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590" calcext:value-type="float">
            <text:p>59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0315" calcext:value-type="float">
            <text:p>80 315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8550" calcext:value-type="float">
            <text:p>28 55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8555" calcext:value-type="float">
            <text:p>18 555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4366" calcext:value-type="float">
            <text:p>34 366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5093688" calcext:value-type="float">
            <text:p>15 093 688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637873" calcext:value-type="float">
            <text:p>637 873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9397075" calcext:value-type="float">
            <text:p>9 397 075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82080" calcext:value-type="float">
            <text:p>82 08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47923" calcext:value-type="float">
            <text:p>247 923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58237" calcext:value-type="float">
            <text:p>58 237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9689" calcext:value-type="float">
            <text:p>19 689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4948" calcext:value-type="float">
            <text:p>24 948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4806" calcext:value-type="float">
            <text:p>4 806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4641" calcext:value-type="float">
            <text:p>14 641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220146" calcext:value-type="float">
            <text:p>1 220 146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1397" calcext:value-type="float">
            <text:p>21 397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5564" calcext:value-type="float">
            <text:p>25 564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61683" calcext:value-type="float">
            <text:p>261 683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95439" calcext:value-type="float">
            <text:p>495 439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2465" calcext:value-type="float">
            <text:p>32 465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02040" calcext:value-type="float">
            <text:p>202 04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850" calcext:value-type="float">
            <text:p>5 85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0600" calcext:value-type="float">
            <text:p>60 6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2230" calcext:value-type="float">
            <text:p>32 23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5749" calcext:value-type="float">
            <text:p>35 749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378" calcext:value-type="float">
            <text:p>13 378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225" calcext:value-type="float">
            <text:p>1 225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2608" calcext:value-type="float">
            <text:p>22 608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474003" calcext:value-type="float">
            <text:p>474 003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3443" calcext:value-type="float">
            <text:p>13 443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525" calcext:value-type="float">
            <text:p>525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1177" calcext:value-type="float">
            <text:p>51 177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240" calcext:value-type="float">
            <text:p>3 24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8280" calcext:value-type="float">
            <text:p>68 28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2515" calcext:value-type="float">
            <text:p>32 515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8505" calcext:value-type="float">
            <text:p>28 505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2309" calcext:value-type="float">
            <text:p>32 309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3971" calcext:value-type="float">
            <text:p>53 971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7194" calcext:value-type="float">
            <text:p>7 194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95581" calcext:value-type="float">
            <text:p>95 581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355" calcext:value-type="float">
            <text:p>2 355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04" calcext:value-type="float">
            <text:p>504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8370" calcext:value-type="float">
            <text:p>8 37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160" calcext:value-type="float">
            <text:p>7 16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40" calcext:value-type="float">
            <text:p>84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80890" calcext:value-type="float">
            <text:p>680 89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728324" calcext:value-type="float">
            <text:p>728 324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3918" calcext:value-type="float">
            <text:p>13 918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9651" calcext:value-type="float">
            <text:p>99 651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540" calcext:value-type="float">
            <text:p>2 54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87690" calcext:value-type="float">
            <text:p>87 69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286" calcext:value-type="float">
            <text:p>3 286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51725" calcext:value-type="float">
            <text:p>351 725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4302" calcext:value-type="float">
            <text:p>104 302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2082" calcext:value-type="float">
            <text:p>12 082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6375" calcext:value-type="float">
            <text:p>46 375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808" calcext:value-type="float">
            <text:p>2 808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8354" calcext:value-type="float">
            <text:p>8 354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1870" calcext:value-type="float">
            <text:p>31 87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320" calcext:value-type="float">
            <text:p>1 32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550" calcext:value-type="float">
            <text:p>3 55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575" calcext:value-type="float">
            <text:p>3 575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363" calcext:value-type="float">
            <text:p>6 363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5485" calcext:value-type="float">
            <text:p>45 485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88218" calcext:value-type="float">
            <text:p>88 218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9" calcext:value-type="float">
            <text:p>10 009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071" calcext:value-type="float">
            <text:p>2 071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375250" calcext:value-type="float">
            <text:p>1 375 25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875" calcext:value-type="float">
            <text:p>875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975" calcext:value-type="float">
            <text:p>975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6521" calcext:value-type="float">
            <text:p>76 521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2680" calcext:value-type="float">
            <text:p>52 68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918" calcext:value-type="float">
            <text:p>5 918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6910" calcext:value-type="float">
            <text:p>26 91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1550" calcext:value-type="float">
            <text:p>41 55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99571" calcext:value-type="float">
            <text:p>199 571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39794" calcext:value-type="float">
            <text:p>239 794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9866779" calcext:value-type="float">
            <text:p>9 866 779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01610" calcext:value-type="float">
            <text:p>101 61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88601" calcext:value-type="float">
            <text:p>1 088 601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3101784" calcext:value-type="float">
            <text:p>3 101 784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5769" calcext:value-type="float">
            <text:p>15 769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66971" calcext:value-type="float">
            <text:p>66 971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0608" calcext:value-type="float">
            <text:p>60 608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47264" calcext:value-type="float">
            <text:p>947 264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7320" calcext:value-type="float">
            <text:p>147 32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9888" calcext:value-type="float">
            <text:p>19 888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292" calcext:value-type="float">
            <text:p>1 292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4918" calcext:value-type="float">
            <text:p>204 918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9545" calcext:value-type="float">
            <text:p>9 545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4833" calcext:value-type="float">
            <text:p>24 833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780" calcext:value-type="float">
            <text:p>5 78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1160" calcext:value-type="float">
            <text:p>41 16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98742" calcext:value-type="float">
            <text:p>98 742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685" calcext:value-type="float">
            <text:p>3 685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318" calcext:value-type="float">
            <text:p>2 318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01446" calcext:value-type="float">
            <text:p>101 446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1190" calcext:value-type="float">
            <text:p>11 19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824" calcext:value-type="float">
            <text:p>1 824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449988" calcext:value-type="float">
            <text:p>1 449 988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542" calcext:value-type="float">
            <text:p>1 542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7833" calcext:value-type="float">
            <text:p>57 833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4033" calcext:value-type="float">
            <text:p>14 033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096482" calcext:value-type="float">
            <text:p>1 096 482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5734" calcext:value-type="float">
            <text:p>15 734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4765" calcext:value-type="float">
            <text:p>44 765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71918" calcext:value-type="float">
            <text:p>71 918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40" calcext:value-type="float">
            <text:p>1 94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1091" calcext:value-type="float">
            <text:p>11 091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17080" calcext:value-type="float">
            <text:p>117 08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16347" calcext:value-type="float">
            <text:p>216 347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156" calcext:value-type="float">
            <text:p>5 156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70514" calcext:value-type="float">
            <text:p>170 514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45946" calcext:value-type="float">
            <text:p>145 946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85340" calcext:value-type="float">
            <text:p>185 34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0551" calcext:value-type="float">
            <text:p>20 551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096" calcext:value-type="float">
            <text:p>4 096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5607" calcext:value-type="float">
            <text:p>5 607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466" calcext:value-type="float">
            <text:p>3 466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682" calcext:value-type="float">
            <text:p>10 682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660" calcext:value-type="float">
            <text:p>3 66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3011" calcext:value-type="float">
            <text:p>13 011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645" calcext:value-type="float">
            <text:p>645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74664" calcext:value-type="float">
            <text:p>74 664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66896" calcext:value-type="float">
            <text:p>66 896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5935" calcext:value-type="float">
            <text:p>25 935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5740" calcext:value-type="float">
            <text:p>35 74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1890" calcext:value-type="float">
            <text:p>11 89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9628" calcext:value-type="float">
            <text:p>19 628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1660" calcext:value-type="float">
            <text:p>21 66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35100" calcext:value-type="float">
            <text:p>135 1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597" calcext:value-type="float">
            <text:p>12 597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69780" calcext:value-type="float">
            <text:p>369 78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60379" calcext:value-type="float">
            <text:p>60 379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656" calcext:value-type="float">
            <text:p>1 656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41373" calcext:value-type="float">
            <text:p>41 373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86" calcext:value-type="float">
            <text:p>1 086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715" calcext:value-type="float">
            <text:p>3 715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5761" calcext:value-type="float">
            <text:p>15 761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621" calcext:value-type="float">
            <text:p>4 621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6713" calcext:value-type="float">
            <text:p>106 713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8640" calcext:value-type="float">
            <text:p>48 64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556" calcext:value-type="float">
            <text:p>3 556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67253" calcext:value-type="float">
            <text:p>67 253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66" calcext:value-type="float">
            <text:p>666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5971" calcext:value-type="float">
            <text:p>55 971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99396" calcext:value-type="float">
            <text:p>299 396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326" calcext:value-type="float">
            <text:p>7 326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180" calcext:value-type="float">
            <text:p>7 18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53655" calcext:value-type="float">
            <text:p>53 655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295" calcext:value-type="float">
            <text:p>2 295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9088" calcext:value-type="float">
            <text:p>9 088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342" calcext:value-type="float">
            <text:p>9 342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912" calcext:value-type="float">
            <text:p>1 912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490" calcext:value-type="float">
            <text:p>2 49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148" calcext:value-type="float">
            <text:p>7 148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218" calcext:value-type="float">
            <text:p>1 218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8138" calcext:value-type="float">
            <text:p>8 138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190" calcext:value-type="float">
            <text:p>4 19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35" calcext:value-type="float">
            <text:p>635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317" calcext:value-type="float">
            <text:p>3 317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14" calcext:value-type="float">
            <text:p>414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9746" calcext:value-type="float">
            <text:p>19 746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3810" calcext:value-type="float">
            <text:p>3 81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0319" calcext:value-type="float">
            <text:p>30 319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2385" calcext:value-type="float">
            <text:p>22 385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80" calcext:value-type="float">
            <text:p>88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29487" calcext:value-type="float">
            <text:p>229 487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76" calcext:value-type="float">
            <text:p>576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30" calcext:value-type="float">
            <text:p>33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932" calcext:value-type="float">
            <text:p>6 932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6610" calcext:value-type="float">
            <text:p>6 61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47208" calcext:value-type="float">
            <text:p>1 047 208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52363" calcext:value-type="float">
            <text:p>52 363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125" calcext:value-type="float">
            <text:p>2 125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221" calcext:value-type="float">
            <text:p>1 221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3762" calcext:value-type="float">
            <text:p>3 762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905" calcext:value-type="float">
            <text:p>2 905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4606" calcext:value-type="float">
            <text:p>34 606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05" calcext:value-type="float">
            <text:p>505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760" calcext:value-type="float">
            <text:p>76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6870" calcext:value-type="float">
            <text:p>6 87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421" calcext:value-type="float">
            <text:p>5 421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9175" calcext:value-type="float">
            <text:p>9 175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5642" calcext:value-type="float">
            <text:p>25 642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287" calcext:value-type="float">
            <text:p>1 287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70" calcext:value-type="float">
            <text:p>2 17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9050" calcext:value-type="float">
            <text:p>9 05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9920" calcext:value-type="float">
            <text:p>139 92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48020" calcext:value-type="float">
            <text:p>248 02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382650" calcext:value-type="float">
            <text:p>382 65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770" calcext:value-type="float">
            <text:p>1 77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513" calcext:value-type="float">
            <text:p>2 513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2677" calcext:value-type="float">
            <text:p>32 677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9592" calcext:value-type="float">
            <text:p>19 592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3735" calcext:value-type="float">
            <text:p>43 735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890" calcext:value-type="float">
            <text:p>2 89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84" calcext:value-type="float">
            <text:p>384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30" calcext:value-type="float">
            <text:p>2 13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18" calcext:value-type="float">
            <text:p>918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01810" calcext:value-type="float">
            <text:p>201 81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90720" calcext:value-type="float">
            <text:p>90 72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113096" calcext:value-type="float">
            <text:p>113 096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618" calcext:value-type="float">
            <text:p>9 618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810" calcext:value-type="float">
            <text:p>81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388709" calcext:value-type="float">
            <text:p>1 388 709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46918" calcext:value-type="float">
            <text:p>46 918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0514" calcext:value-type="float">
            <text:p>30 514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6661" calcext:value-type="float">
            <text:p>6 661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3348" calcext:value-type="float">
            <text:p>33 348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9585" calcext:value-type="float">
            <text:p>29 585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638" calcext:value-type="float">
            <text:p>2 638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8613" calcext:value-type="float">
            <text:p>38 613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596" calcext:value-type="float">
            <text:p>10 596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585" calcext:value-type="float">
            <text:p>3 585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48510" calcext:value-type="float">
            <text:p>348 51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336" calcext:value-type="float">
            <text:p>6 336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025326" calcext:value-type="float">
            <text:p>1 025 326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984" calcext:value-type="float">
            <text:p>1 984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711" calcext:value-type="float">
            <text:p>4 711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4830" calcext:value-type="float">
            <text:p>64 83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188" calcext:value-type="float">
            <text:p>3 188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4023" calcext:value-type="float">
            <text:p>14 023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94227" calcext:value-type="float">
            <text:p>294 227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50333" calcext:value-type="float">
            <text:p>50 333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1660" calcext:value-type="float">
            <text:p>11 66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80" calcext:value-type="float">
            <text:p>58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812" calcext:value-type="float">
            <text:p>1 812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8744" calcext:value-type="float">
            <text:p>38 744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1142" calcext:value-type="float">
            <text:p>11 142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336" calcext:value-type="float">
            <text:p>336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080" calcext:value-type="float">
            <text:p>3 08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35" calcext:value-type="float">
            <text:p>635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81" calcext:value-type="float">
            <text:p>481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8325" calcext:value-type="float">
            <text:p>8 325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220" calcext:value-type="float">
            <text:p>6 22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669" calcext:value-type="float">
            <text:p>669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680" calcext:value-type="float">
            <text:p>8 68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950" calcext:value-type="float">
            <text:p>4 95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065" calcext:value-type="float">
            <text:p>5 065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7061" calcext:value-type="float">
            <text:p>7 061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96" calcext:value-type="float">
            <text:p>1 196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1052" calcext:value-type="float">
            <text:p>11 052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708240" calcext:value-type="float">
            <text:p>1 708 24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902588" calcext:value-type="float">
            <text:p>902 588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54989" calcext:value-type="float">
            <text:p>454 989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63927" calcext:value-type="float">
            <text:p>63 927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72445" calcext:value-type="float">
            <text:p>572 445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625000" calcext:value-type="float">
            <text:p>1 625 0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99040" calcext:value-type="float">
            <text:p>499 04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16012" calcext:value-type="float">
            <text:p>316 012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149350" calcext:value-type="float">
            <text:p>2 149 35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46600" calcext:value-type="float">
            <text:p>246 6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927618" calcext:value-type="float">
            <text:p>1 927 618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215872" calcext:value-type="float">
            <text:p>3 215 872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106580" calcext:value-type="float">
            <text:p>3 106 58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2230" calcext:value-type="float">
            <text:p>42 23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601400" calcext:value-type="float">
            <text:p>601 4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695913" calcext:value-type="float">
            <text:p>1 695 913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285776" calcext:value-type="float">
            <text:p>3 285 776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99890" calcext:value-type="float">
            <text:p>99 89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7243306" calcext:value-type="float">
            <text:p>17 243 306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696844" calcext:value-type="float">
            <text:p>1 696 844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380224" calcext:value-type="float">
            <text:p>380 224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805920" calcext:value-type="float">
            <text:p>805 92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14" calcext:value-type="float">
            <text:p>714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392509" calcext:value-type="float">
            <text:p>2 392 509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3856" calcext:value-type="float">
            <text:p>23 856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32587" calcext:value-type="float">
            <text:p>232 587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4067" calcext:value-type="float">
            <text:p>24 067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47019" calcext:value-type="float">
            <text:p>347 019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9558" calcext:value-type="float">
            <text:p>119 558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2202" calcext:value-type="float">
            <text:p>32 202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25989" calcext:value-type="float">
            <text:p>325 989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0676" calcext:value-type="float">
            <text:p>50 676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7216" calcext:value-type="float">
            <text:p>7 216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33590" calcext:value-type="float">
            <text:p>233 59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4522" calcext:value-type="float">
            <text:p>54 522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73165" calcext:value-type="float">
            <text:p>373 165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7775" calcext:value-type="float">
            <text:p>17 775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98102" calcext:value-type="float">
            <text:p>98 102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56624" calcext:value-type="float">
            <text:p>156 624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6301" calcext:value-type="float">
            <text:p>16 301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2394" calcext:value-type="float">
            <text:p>32 394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23679" calcext:value-type="float">
            <text:p>223 679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02050" calcext:value-type="float">
            <text:p>102 05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95385" calcext:value-type="float">
            <text:p>195 385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83355" calcext:value-type="float">
            <text:p>183 355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5107" calcext:value-type="float">
            <text:p>25 107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9257" calcext:value-type="float">
            <text:p>509 257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148826" calcext:value-type="float">
            <text:p>1 148 826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8608" calcext:value-type="float">
            <text:p>8 608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1230" calcext:value-type="float">
            <text:p>21 23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404488" calcext:value-type="float">
            <text:p>2 404 488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5616" calcext:value-type="float">
            <text:p>5 616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77592" calcext:value-type="float">
            <text:p>277 592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297916" calcext:value-type="float">
            <text:p>3 297 916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56360" calcext:value-type="float">
            <text:p>556 36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5086980" calcext:value-type="float">
            <text:p>5 086 98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6500" calcext:value-type="float">
            <text:p>306 5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55010" calcext:value-type="float">
            <text:p>155 01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19880" calcext:value-type="float">
            <text:p>319 88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83288" calcext:value-type="float">
            <text:p>83 288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1772" calcext:value-type="float">
            <text:p>41 772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3625502" calcext:value-type="float">
            <text:p>13 625 502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568" calcext:value-type="float">
            <text:p>1 568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12516" calcext:value-type="float">
            <text:p>312 516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1040" calcext:value-type="float">
            <text:p>61 04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29462" calcext:value-type="float">
            <text:p>429 462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86963" calcext:value-type="float">
            <text:p>86 963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84823" calcext:value-type="float">
            <text:p>384 823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57435" calcext:value-type="float">
            <text:p>257 435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90727" calcext:value-type="float">
            <text:p>190 727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300509" calcext:value-type="float">
            <text:p>3 300 509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4457" calcext:value-type="float">
            <text:p>74 457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02695" calcext:value-type="float">
            <text:p>202 695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27799" calcext:value-type="float">
            <text:p>327 799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81301" calcext:value-type="float">
            <text:p>381 301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86654" calcext:value-type="float">
            <text:p>286 654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31787" calcext:value-type="float">
            <text:p>431 787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75100" calcext:value-type="float">
            <text:p>175 1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02322" calcext:value-type="float">
            <text:p>102 322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0862" calcext:value-type="float">
            <text:p>30 862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84108" calcext:value-type="float">
            <text:p>584 108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2160" calcext:value-type="float">
            <text:p>32 16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12243" calcext:value-type="float">
            <text:p>212 243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8209" calcext:value-type="float">
            <text:p>108 209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2960" calcext:value-type="float">
            <text:p>42 96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20507" calcext:value-type="float">
            <text:p>1 420 507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942" calcext:value-type="float">
            <text:p>2 942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25" calcext:value-type="float">
            <text:p>525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74" calcext:value-type="float">
            <text:p>474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30" calcext:value-type="float">
            <text:p>33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176" calcext:value-type="float">
            <text:p>1 176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7910" calcext:value-type="float">
            <text:p>27 91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72400" calcext:value-type="float">
            <text:p>72 4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6010" calcext:value-type="float">
            <text:p>36 01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4734" calcext:value-type="float">
            <text:p>34 734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542" calcext:value-type="float">
            <text:p>1 542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0685" calcext:value-type="float">
            <text:p>20 685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275" calcext:value-type="float">
            <text:p>4 275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605" calcext:value-type="float">
            <text:p>6 605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057" calcext:value-type="float">
            <text:p>4 057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3817" calcext:value-type="float">
            <text:p>23 817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858" calcext:value-type="float">
            <text:p>4 858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772" calcext:value-type="float">
            <text:p>7 772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3224" calcext:value-type="float">
            <text:p>13 224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0814" calcext:value-type="float">
            <text:p>10 814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012" calcext:value-type="float">
            <text:p>7 012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920" calcext:value-type="float">
            <text:p>8 92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8637" calcext:value-type="float">
            <text:p>18 637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3625" calcext:value-type="float">
            <text:p>23 625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2910" calcext:value-type="float">
            <text:p>22 91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7141" calcext:value-type="float">
            <text:p>107 141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97585" calcext:value-type="float">
            <text:p>297 585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393753" calcext:value-type="float">
            <text:p>2 393 753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26945" calcext:value-type="float">
            <text:p>126 945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47612" calcext:value-type="float">
            <text:p>447 612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4013" calcext:value-type="float">
            <text:p>114 013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72830" calcext:value-type="float">
            <text:p>272 83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76045" calcext:value-type="float">
            <text:p>676 045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904160" calcext:value-type="float">
            <text:p>2 904 16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223077" calcext:value-type="float">
            <text:p>8 223 077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463700" calcext:value-type="float">
            <text:p>30 463 7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2326" calcext:value-type="float">
            <text:p>302 326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446720" calcext:value-type="float">
            <text:p>446 72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211610" calcext:value-type="float">
            <text:p>6 211 61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37336" calcext:value-type="float">
            <text:p>137 336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68367" calcext:value-type="float">
            <text:p>868 367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7968" calcext:value-type="float">
            <text:p>27 968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7063" calcext:value-type="float">
            <text:p>17 063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190528" calcext:value-type="float">
            <text:p>1 190 528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15754" calcext:value-type="float">
            <text:p>215 754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57404" calcext:value-type="float">
            <text:p>557 404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26576" calcext:value-type="float">
            <text:p>226 576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828300" calcext:value-type="float">
            <text:p>1 828 3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03737" calcext:value-type="float">
            <text:p>503 737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16966" calcext:value-type="float">
            <text:p>216 966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02971" calcext:value-type="float">
            <text:p>1 302 971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47870" calcext:value-type="float">
            <text:p>347 87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19130" calcext:value-type="float">
            <text:p>119 13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04547" calcext:value-type="float">
            <text:p>404 547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33875" calcext:value-type="float">
            <text:p>833 875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76082" calcext:value-type="float">
            <text:p>576 082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4529" calcext:value-type="float">
            <text:p>34 529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09802" calcext:value-type="float">
            <text:p>709 802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42491" calcext:value-type="float">
            <text:p>342 491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6447" calcext:value-type="float">
            <text:p>26 447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85339" calcext:value-type="float">
            <text:p>185 339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63668" calcext:value-type="float">
            <text:p>863 668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65146" calcext:value-type="float">
            <text:p>265 146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82453" calcext:value-type="float">
            <text:p>282 453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30000" calcext:value-type="float">
            <text:p>3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21615" calcext:value-type="float">
            <text:p>221 615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26756" calcext:value-type="float">
            <text:p>1 426 756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8240" calcext:value-type="float">
            <text:p>18 24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1307" calcext:value-type="float">
            <text:p>21 307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354594" calcext:value-type="float">
            <text:p>1 354 594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6648" calcext:value-type="float">
            <text:p>6 648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7658" calcext:value-type="float">
            <text:p>27 658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61770" calcext:value-type="float">
            <text:p>161 77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8150" calcext:value-type="float">
            <text:p>88 15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168120" calcext:value-type="float">
            <text:p>1 168 12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76110" calcext:value-type="float">
            <text:p>376 11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72159" calcext:value-type="float">
            <text:p>72 159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67079" calcext:value-type="float">
            <text:p>167 079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694656" calcext:value-type="float">
            <text:p>1 694 656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2560" calcext:value-type="float">
            <text:p>22 56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3040" calcext:value-type="float">
            <text:p>53 04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7700" calcext:value-type="float">
            <text:p>137 7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10396" calcext:value-type="float">
            <text:p>210 396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97820" calcext:value-type="float">
            <text:p>397 82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8552" calcext:value-type="float">
            <text:p>48 552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405" calcext:value-type="float">
            <text:p>405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50710" calcext:value-type="float">
            <text:p>50 71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56546" calcext:value-type="float">
            <text:p>256 546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5204" calcext:value-type="float">
            <text:p>15 204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99636" calcext:value-type="float">
            <text:p>99 636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57097" calcext:value-type="float">
            <text:p>57 097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517340" calcext:value-type="float">
            <text:p>1 517 34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8209" calcext:value-type="float">
            <text:p>58 209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5667" calcext:value-type="float">
            <text:p>35 667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4818" calcext:value-type="float">
            <text:p>34 818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1542" calcext:value-type="float">
            <text:p>41 542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00963" calcext:value-type="float">
            <text:p>500 963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49668" calcext:value-type="float">
            <text:p>149 668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6821" calcext:value-type="float">
            <text:p>56 821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54993" calcext:value-type="float">
            <text:p>154 993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91644" calcext:value-type="float">
            <text:p>91 644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8214" calcext:value-type="float">
            <text:p>88 214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4880" calcext:value-type="float">
            <text:p>24 88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2210" calcext:value-type="float">
            <text:p>22 21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7365" calcext:value-type="float">
            <text:p>7 365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9250" calcext:value-type="float">
            <text:p>59 25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9260" calcext:value-type="float">
            <text:p>19 26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07955" calcext:value-type="float">
            <text:p>407 955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0625" calcext:value-type="float">
            <text:p>20 625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51817" calcext:value-type="float">
            <text:p>51 817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659673" calcext:value-type="float">
            <text:p>659 673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1015" calcext:value-type="float">
            <text:p>11 015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92018" calcext:value-type="float">
            <text:p>192 018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4768" calcext:value-type="float">
            <text:p>24 768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4800" calcext:value-type="float">
            <text:p>14 8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345720" calcext:value-type="float">
            <text:p>1 345 72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87984" calcext:value-type="float">
            <text:p>287 984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787157" calcext:value-type="float">
            <text:p>787 157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61420" calcext:value-type="float">
            <text:p>561 42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7785" calcext:value-type="float">
            <text:p>97 785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916" calcext:value-type="float">
            <text:p>1 916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179200" calcext:value-type="float">
            <text:p>6 179 2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89010" calcext:value-type="float">
            <text:p>389 01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97140" calcext:value-type="float">
            <text:p>97 14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87404" calcext:value-type="float">
            <text:p>1 387 404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2720" calcext:value-type="float">
            <text:p>12 72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599729" calcext:value-type="float">
            <text:p>1 599 729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62221" calcext:value-type="float">
            <text:p>162 221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98280" calcext:value-type="float">
            <text:p>98 28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1192" calcext:value-type="float">
            <text:p>11 192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96264" calcext:value-type="float">
            <text:p>396 264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10764" calcext:value-type="float">
            <text:p>610 764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11197" calcext:value-type="float">
            <text:p>111 197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2045" calcext:value-type="float">
            <text:p>32 045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25141" calcext:value-type="float">
            <text:p>225 141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25880" calcext:value-type="float">
            <text:p>25 88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0001" calcext:value-type="float">
            <text:p>60 001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151" calcext:value-type="float">
            <text:p>20 151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06537" calcext:value-type="float">
            <text:p>106 537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7900" calcext:value-type="float">
            <text:p>77 9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61310" calcext:value-type="float">
            <text:p>61 31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6034" calcext:value-type="float">
            <text:p>126 034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8672" calcext:value-type="float">
            <text:p>28 672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9418" calcext:value-type="float">
            <text:p>109 418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9770" calcext:value-type="float">
            <text:p>9 77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98731" calcext:value-type="float">
            <text:p>98 731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55054" calcext:value-type="float">
            <text:p>355 054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564" calcext:value-type="float">
            <text:p>4 564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72407" calcext:value-type="float">
            <text:p>372 407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67280" calcext:value-type="float">
            <text:p>167 28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8440" calcext:value-type="float">
            <text:p>28 44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17117" calcext:value-type="float">
            <text:p>117 117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54560" calcext:value-type="float">
            <text:p>54 56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98016" calcext:value-type="float">
            <text:p>798 016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3773" calcext:value-type="float">
            <text:p>53 773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640" calcext:value-type="float">
            <text:p>3 64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152" calcext:value-type="float">
            <text:p>1 152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3308" calcext:value-type="float">
            <text:p>53 308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652" calcext:value-type="float">
            <text:p>5 652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7830" calcext:value-type="float">
            <text:p>7 83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480" calcext:value-type="float">
            <text:p>6 48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51700" calcext:value-type="float">
            <text:p>251 7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5720" calcext:value-type="float">
            <text:p>5 72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040" calcext:value-type="float">
            <text:p>2 04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1752" calcext:value-type="float">
            <text:p>11 752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91540" calcext:value-type="float">
            <text:p>91 54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81900" calcext:value-type="float">
            <text:p>81 9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9030" calcext:value-type="float">
            <text:p>39 03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7510" calcext:value-type="float">
            <text:p>27 51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1846" calcext:value-type="float">
            <text:p>21 846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9670" calcext:value-type="float">
            <text:p>9 67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852" calcext:value-type="float">
            <text:p>6 852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861" calcext:value-type="float">
            <text:p>4 861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620" calcext:value-type="float">
            <text:p>10 62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620" calcext:value-type="float">
            <text:p>12 62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8033" calcext:value-type="float">
            <text:p>28 033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083" calcext:value-type="float">
            <text:p>3 083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1506" calcext:value-type="float">
            <text:p>41 506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833" calcext:value-type="float">
            <text:p>3 833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9891" calcext:value-type="float">
            <text:p>9 891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2384" calcext:value-type="float">
            <text:p>52 384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6065" calcext:value-type="float">
            <text:p>36 065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83022" calcext:value-type="float">
            <text:p>183 022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7340" calcext:value-type="float">
            <text:p>7 34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9096" calcext:value-type="float">
            <text:p>149 096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1584" calcext:value-type="float">
            <text:p>21 584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750" calcext:value-type="float">
            <text:p>1 75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7416" calcext:value-type="float">
            <text:p>7 416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1054" calcext:value-type="float">
            <text:p>31 054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05600" calcext:value-type="float">
            <text:p>105 6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20600" calcext:value-type="float">
            <text:p>320 6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750" calcext:value-type="float">
            <text:p>2 75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6760" calcext:value-type="float">
            <text:p>136 76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24574" calcext:value-type="float">
            <text:p>324 574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9495" calcext:value-type="float">
            <text:p>9 495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0472" calcext:value-type="float">
            <text:p>10 472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261" calcext:value-type="float">
            <text:p>6 261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030" calcext:value-type="float">
            <text:p>7 03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256" calcext:value-type="float">
            <text:p>3 256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7341" calcext:value-type="float">
            <text:p>27 341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9226" calcext:value-type="float">
            <text:p>9 226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104" calcext:value-type="float">
            <text:p>12 104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35" calcext:value-type="float">
            <text:p>635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160" calcext:value-type="float">
            <text:p>4 16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7425" calcext:value-type="float">
            <text:p>17 425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5708" calcext:value-type="float">
            <text:p>15 708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46" calcext:value-type="float">
            <text:p>346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2957" calcext:value-type="float">
            <text:p>22 957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94560" calcext:value-type="float">
            <text:p>94 56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8039" calcext:value-type="float">
            <text:p>88 039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39724" calcext:value-type="float">
            <text:p>339 724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620" calcext:value-type="float">
            <text:p>62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066" calcext:value-type="float">
            <text:p>6 066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520" calcext:value-type="float">
            <text:p>2 52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036" calcext:value-type="float">
            <text:p>4 036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5770" calcext:value-type="float">
            <text:p>15 77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75" calcext:value-type="float">
            <text:p>875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70" calcext:value-type="float">
            <text:p>37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0320" calcext:value-type="float">
            <text:p>10 32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938" calcext:value-type="float">
            <text:p>938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482" calcext:value-type="float">
            <text:p>2 482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574" calcext:value-type="float">
            <text:p>2 574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1462" calcext:value-type="float">
            <text:p>41 462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1578" calcext:value-type="float">
            <text:p>31 578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651" calcext:value-type="float">
            <text:p>3 651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06275" calcext:value-type="float">
            <text:p>406 275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98800" calcext:value-type="float">
            <text:p>298 8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1096" calcext:value-type="float">
            <text:p>31 096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40600" calcext:value-type="float">
            <text:p>140 6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331940" calcext:value-type="float">
            <text:p>1 331 94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5296" calcext:value-type="float">
            <text:p>25 296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2912" calcext:value-type="float">
            <text:p>12 912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13718" calcext:value-type="float">
            <text:p>113 718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86056" calcext:value-type="float">
            <text:p>3 086 056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32480" calcext:value-type="float">
            <text:p>32 48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50240" calcext:value-type="float">
            <text:p>250 24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53697" calcext:value-type="float">
            <text:p>53 697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773864" calcext:value-type="float">
            <text:p>773 864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526" calcext:value-type="float">
            <text:p>1 526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76940" calcext:value-type="float">
            <text:p>376 94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61356" calcext:value-type="float">
            <text:p>61 356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264096" calcext:value-type="float">
            <text:p>264 096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09020" calcext:value-type="float">
            <text:p>109 02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5992" calcext:value-type="float">
            <text:p>15 992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04336" calcext:value-type="float">
            <text:p>204 336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74634" calcext:value-type="float">
            <text:p>74 634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6237" calcext:value-type="float">
            <text:p>56 237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52744" calcext:value-type="float">
            <text:p>52 744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510" calcext:value-type="float">
            <text:p>51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1533" calcext:value-type="float">
            <text:p>41 533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630" calcext:value-type="float">
            <text:p>5 63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91095" calcext:value-type="float">
            <text:p>191 095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355" calcext:value-type="float">
            <text:p>5 355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3450" calcext:value-type="float">
            <text:p>23 45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7546" calcext:value-type="float">
            <text:p>57 546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0580" calcext:value-type="float">
            <text:p>20 58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67780" calcext:value-type="float">
            <text:p>67 78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2264" calcext:value-type="float">
            <text:p>72 264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8010" calcext:value-type="float">
            <text:p>28 01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3434" calcext:value-type="float">
            <text:p>3 434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91108" calcext:value-type="float">
            <text:p>191 108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32860" calcext:value-type="float">
            <text:p>132 86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2142" calcext:value-type="float">
            <text:p>52 142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58170" calcext:value-type="float">
            <text:p>858 17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7850" calcext:value-type="float">
            <text:p>17 85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639784" calcext:value-type="float">
            <text:p>639 784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39400" calcext:value-type="float">
            <text:p>39 4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0997" calcext:value-type="float">
            <text:p>50 997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0744" calcext:value-type="float">
            <text:p>20 744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6284" calcext:value-type="float">
            <text:p>46 284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17105" calcext:value-type="float">
            <text:p>417 105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5101" calcext:value-type="float">
            <text:p>45 101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28768" calcext:value-type="float">
            <text:p>328 768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9752" calcext:value-type="float">
            <text:p>119 752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775000" calcext:value-type="float">
            <text:p>775 0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313230" calcext:value-type="float">
            <text:p>3 313 23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3260" calcext:value-type="float">
            <text:p>13 26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401515" calcext:value-type="float">
            <text:p>2 401 515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726000" calcext:value-type="float">
            <text:p>5 72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51970" calcext:value-type="float">
            <text:p>51 97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22400" calcext:value-type="float">
            <text:p>322 4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11500" calcext:value-type="float">
            <text:p>111 5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30829" calcext:value-type="float">
            <text:p>630 829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1140" calcext:value-type="float">
            <text:p>21 14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69360" calcext:value-type="float">
            <text:p>69 36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6504" calcext:value-type="float">
            <text:p>16 504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003350" calcext:value-type="float">
            <text:p>1 003 35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03406" calcext:value-type="float">
            <text:p>203 406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746467" calcext:value-type="float">
            <text:p>746 467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0462" calcext:value-type="float">
            <text:p>30 462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90638" calcext:value-type="float">
            <text:p>590 638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37763" calcext:value-type="float">
            <text:p>137 763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6017" calcext:value-type="float">
            <text:p>46 017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09680" calcext:value-type="float">
            <text:p>109 68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66917" calcext:value-type="float">
            <text:p>66 917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62344" calcext:value-type="float">
            <text:p>162 344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6501" calcext:value-type="float">
            <text:p>26 501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8211" calcext:value-type="float">
            <text:p>68 211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54524" calcext:value-type="float">
            <text:p>554 524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44258" calcext:value-type="float">
            <text:p>244 258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42735" calcext:value-type="float">
            <text:p>242 735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35062" calcext:value-type="float">
            <text:p>135 062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60" calcext:value-type="float">
            <text:p>46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5503" calcext:value-type="float">
            <text:p>15 503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28051" calcext:value-type="float">
            <text:p>528 051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6700" calcext:value-type="float">
            <text:p>56 7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46060" calcext:value-type="float">
            <text:p>246 06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7514" calcext:value-type="float">
            <text:p>17 514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1713" calcext:value-type="float">
            <text:p>31 713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89344" calcext:value-type="float">
            <text:p>489 344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3930" calcext:value-type="float">
            <text:p>33 93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012" calcext:value-type="float">
            <text:p>7 012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5646" calcext:value-type="float">
            <text:p>15 646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85820" calcext:value-type="float">
            <text:p>585 82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02900" calcext:value-type="float">
            <text:p>102 9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3230" calcext:value-type="float">
            <text:p>13 23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472" calcext:value-type="float">
            <text:p>11 472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576080" calcext:value-type="float">
            <text:p>1 576 08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692" calcext:value-type="float">
            <text:p>1 692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22856" calcext:value-type="float">
            <text:p>522 856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510" calcext:value-type="float">
            <text:p>51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24300" calcext:value-type="float">
            <text:p>324 30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694" calcext:value-type="float">
            <text:p>2 694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456" calcext:value-type="float">
            <text:p>1 456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5596" calcext:value-type="float">
            <text:p>75 596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1671" calcext:value-type="float">
            <text:p>11 671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360" calcext:value-type="float">
            <text:p>1 36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6156" calcext:value-type="float">
            <text:p>76 156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662" calcext:value-type="float">
            <text:p>4 662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1587" calcext:value-type="float">
            <text:p>31 587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8908" calcext:value-type="float">
            <text:p>28 908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6590" calcext:value-type="float">
            <text:p>66 59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12515" calcext:value-type="float">
            <text:p>12 515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1287" calcext:value-type="float">
            <text:p>41 287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670" calcext:value-type="float">
            <text:p>1 67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1823" calcext:value-type="float">
            <text:p>91 823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036" calcext:value-type="float">
            <text:p>3 036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7908" calcext:value-type="float">
            <text:p>7 908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79458" calcext:value-type="float">
            <text:p>179 458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3143" calcext:value-type="float">
            <text:p>13 143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54330" calcext:value-type="float">
            <text:p>54 33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4647" calcext:value-type="float">
            <text:p>14 647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0258" calcext:value-type="float">
            <text:p>10 258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010" calcext:value-type="float">
            <text:p>2 01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3067" calcext:value-type="float">
            <text:p>43 067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16100" calcext:value-type="float">
            <text:p>116 1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50971" calcext:value-type="float">
            <text:p>150 971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095" calcext:value-type="float">
            <text:p>2 095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32257" calcext:value-type="float">
            <text:p>232 257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950" calcext:value-type="float">
            <text:p>4 95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51650" calcext:value-type="float">
            <text:p>51 65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872" calcext:value-type="float">
            <text:p>1 872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83746" calcext:value-type="float">
            <text:p>83 746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540" calcext:value-type="float">
            <text:p>1 54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3600" calcext:value-type="float">
            <text:p>303 6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4790" calcext:value-type="float">
            <text:p>14 79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0952" calcext:value-type="float">
            <text:p>20 952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260" calcext:value-type="float">
            <text:p>2 26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5018" calcext:value-type="float">
            <text:p>25 018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814" calcext:value-type="float">
            <text:p>2 814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2673" calcext:value-type="float">
            <text:p>42 673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4931" calcext:value-type="float">
            <text:p>54 931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7030" calcext:value-type="float">
            <text:p>7 030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1410" calcext:value-type="float">
            <text:p>11 41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50" calcext:value-type="float">
            <text:p>25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2046" calcext:value-type="float">
            <text:p>22 046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350" calcext:value-type="float">
            <text:p>7 35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3483" calcext:value-type="float">
            <text:p>13 483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5690" calcext:value-type="float">
            <text:p>5 69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4207" calcext:value-type="float">
            <text:p>14 207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0833" calcext:value-type="float">
            <text:p>30 833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6925" calcext:value-type="float">
            <text:p>46 925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120" calcext:value-type="float">
            <text:p>1 12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488" calcext:value-type="float">
            <text:p>4 488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2330" calcext:value-type="float">
            <text:p>22 330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1360" calcext:value-type="float">
            <text:p>21 36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7439" calcext:value-type="float">
            <text:p>57 439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2222" calcext:value-type="float">
            <text:p>12 222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84382" calcext:value-type="float">
            <text:p>84 382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218" calcext:value-type="float">
            <text:p>1 218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9930" calcext:value-type="float">
            <text:p>9 930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520" calcext:value-type="float">
            <text:p>11 520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510" calcext:value-type="float">
            <text:p>10 51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33100" calcext:value-type="float">
            <text:p>133 100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7782" calcext:value-type="float">
            <text:p>67 782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723" calcext:value-type="float">
            <text:p>8 723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0652" calcext:value-type="float">
            <text:p>300 652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2940" calcext:value-type="float">
            <text:p>32 940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4860" calcext:value-type="float">
            <text:p>14 86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39206" calcext:value-type="float">
            <text:p>139 206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0650" calcext:value-type="float">
            <text:p>50 65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9780" calcext:value-type="float">
            <text:p>9 78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89647" calcext:value-type="float">
            <text:p>189 647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04682" calcext:value-type="float">
            <text:p>104 682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68238" calcext:value-type="float">
            <text:p>168 238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56181" calcext:value-type="float">
            <text:p>56 181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268" calcext:value-type="float">
            <text:p>2 268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3080" calcext:value-type="float">
            <text:p>43 080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720" calcext:value-type="float">
            <text:p>2 720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8831" calcext:value-type="float">
            <text:p>8 831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8366" calcext:value-type="float">
            <text:p>18 366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83459" calcext:value-type="float">
            <text:p>83 459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434" calcext:value-type="float">
            <text:p>1 434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280" calcext:value-type="float">
            <text:p>2 28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8455" calcext:value-type="float">
            <text:p>38 455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961" calcext:value-type="float">
            <text:p>961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1511" calcext:value-type="float">
            <text:p>11 511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2221" calcext:value-type="float">
            <text:p>12 221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9690" calcext:value-type="float">
            <text:p>29 69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515" calcext:value-type="float">
            <text:p>1 515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5381" calcext:value-type="float">
            <text:p>35 381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580" calcext:value-type="float">
            <text:p>1 58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291" calcext:value-type="float">
            <text:p>50 291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8256" calcext:value-type="float">
            <text:p>8 256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5810" calcext:value-type="float">
            <text:p>5 810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865" calcext:value-type="float">
            <text:p>865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950" calcext:value-type="float">
            <text:p>1 950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650" calcext:value-type="float">
            <text:p>65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48" calcext:value-type="float">
            <text:p>1 448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124436" calcext:value-type="float">
            <text:p>124 436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5961" calcext:value-type="float">
            <text:p>5 961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5745" calcext:value-type="float">
            <text:p>15 745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566" calcext:value-type="float">
            <text:p>7 566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889" calcext:value-type="float">
            <text:p>889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374" calcext:value-type="float">
            <text:p>3 374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2757" calcext:value-type="float">
            <text:p>12 757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20" calcext:value-type="float">
            <text:p>62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2822" calcext:value-type="float">
            <text:p>22 822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320" calcext:value-type="float">
            <text:p>1 320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8580" calcext:value-type="float">
            <text:p>8 580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2240" calcext:value-type="float">
            <text:p>32 240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8950" calcext:value-type="float">
            <text:p>8 950 <text:s text:c="2"/></text:p>
          </table:table-cell>
          <table:table-cell table:number-columns-repeated="1016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366" calcext:value-type="float">
            <text:p>9 366 <text:s text:c="2"/></text:p>
          </table:table-cell>
          <table:table-cell table:number-columns-repeated="1016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520" calcext:value-type="float">
            <text:p>2 520 <text:s text:c="2"/></text:p>
          </table:table-cell>
          <table:table-cell table:number-columns-repeated="1016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6724" calcext:value-type="float">
            <text:p>16 724 <text:s text:c="2"/></text:p>
          </table:table-cell>
          <table:table-cell table:number-columns-repeated="1016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290" calcext:value-type="float">
            <text:p>6 290 <text:s text:c="2"/></text:p>
          </table:table-cell>
          <table:table-cell table:number-columns-repeated="1016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571" calcext:value-type="float">
            <text:p>5 571 <text:s text:c="2"/></text:p>
          </table:table-cell>
          <table:table-cell table:number-columns-repeated="1016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8550" calcext:value-type="float">
            <text:p>28 550 <text:s text:c="2"/></text:p>
          </table:table-cell>
          <table:table-cell table:number-columns-repeated="1016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1772" calcext:value-type="float">
            <text:p>71 772 <text:s text:c="2"/></text:p>
          </table:table-cell>
          <table:table-cell table:number-columns-repeated="1016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650" calcext:value-type="float">
            <text:p>650 <text:s text:c="2"/></text:p>
          </table:table-cell>
          <table:table-cell table:number-columns-repeated="1016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587" calcext:value-type="float">
            <text:p>10 587 <text:s text:c="2"/></text:p>
          </table:table-cell>
          <table:table-cell table:number-columns-repeated="1016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33954" calcext:value-type="float">
            <text:p>133 954 <text:s text:c="2"/></text:p>
          </table:table-cell>
          <table:table-cell table:number-columns-repeated="1016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708" calcext:value-type="float">
            <text:p>10 708 <text:s text:c="2"/></text:p>
          </table:table-cell>
          <table:table-cell table:number-columns-repeated="1016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9017" calcext:value-type="float">
            <text:p>69 017 <text:s text:c="2"/></text:p>
          </table:table-cell>
          <table:table-cell table:number-columns-repeated="1016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610" calcext:value-type="float">
            <text:p>2 610 <text:s text:c="2"/>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0322" calcext:value-type="float">
            <text:p>80 322 <text:s text:c="2"/></text:p>
          </table:table-cell>
          <table:table-cell table:number-columns-repeated="1016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7308" calcext:value-type="float">
            <text:p>37 308 <text:s text:c="2"/>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176" calcext:value-type="float">
            <text:p>3 176 <text:s text:c="2"/></text:p>
          </table:table-cell>
          <table:table-cell table:number-columns-repeated="1016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050" calcext:value-type="float">
            <text:p>2 050 <text:s text:c="2"/></text:p>
          </table:table-cell>
          <table:table-cell table:number-columns-repeated="1016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830" calcext:value-type="float">
            <text:p>1 830 <text:s text:c="2"/></text:p>
          </table:table-cell>
          <table:table-cell table:number-columns-repeated="1016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0176" calcext:value-type="float">
            <text:p>40 176 <text:s text:c="2"/></text:p>
          </table:table-cell>
          <table:table-cell table:number-columns-repeated="1016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7945" calcext:value-type="float">
            <text:p>27 945 <text:s text:c="2"/></text:p>
          </table:table-cell>
          <table:table-cell table:number-columns-repeated="1016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3795" calcext:value-type="float">
            <text:p>13 795 <text:s text:c="2"/></text:p>
          </table:table-cell>
          <table:table-cell table:number-columns-repeated="1016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77500" calcext:value-type="float">
            <text:p>177 500 <text:s text:c="2"/></text:p>
          </table:table-cell>
          <table:table-cell table:number-columns-repeated="1016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668" calcext:value-type="float">
            <text:p>10 668 <text:s text:c="2"/></text:p>
          </table:table-cell>
          <table:table-cell table:number-columns-repeated="1016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0320" calcext:value-type="float">
            <text:p>60 320 <text:s text:c="2"/></text:p>
          </table:table-cell>
          <table:table-cell table:number-columns-repeated="1016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82990" calcext:value-type="float">
            <text:p>582 990 <text:s text:c="2"/></text:p>
          </table:table-cell>
          <table:table-cell table:number-columns-repeated="1016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5820" calcext:value-type="float">
            <text:p>5 820 <text:s text:c="2"/></text:p>
          </table:table-cell>
          <table:table-cell table:number-columns-repeated="1016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460" calcext:value-type="float">
            <text:p>6 460 <text:s text:c="2"/></text:p>
          </table:table-cell>
          <table:table-cell table:number-columns-repeated="1016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73068" calcext:value-type="float">
            <text:p>73 068 <text:s text:c="2"/></text:p>
          </table:table-cell>
          <table:table-cell table:number-columns-repeated="1016"/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486016" calcext:value-type="float">
            <text:p>1 486 016 <text:s text:c="2"/></text:p>
          </table:table-cell>
          <table:table-cell table:number-columns-repeated="1016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760" calcext:value-type="float">
            <text:p>30 760 <text:s text:c="2"/></text:p>
          </table:table-cell>
          <table:table-cell table:number-columns-repeated="1016"/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22440" calcext:value-type="float">
            <text:p>122 440 <text:s text:c="2"/></text:p>
          </table:table-cell>
          <table:table-cell table:number-columns-repeated="1016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4480" calcext:value-type="float">
            <text:p>4 480 <text:s text:c="2"/></text:p>
          </table:table-cell>
          <table:table-cell table:number-columns-repeated="1016"/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86360" calcext:value-type="float">
            <text:p>486 360 <text:s text:c="2"/></text:p>
          </table:table-cell>
          <table:table-cell table:number-columns-repeated="1016"/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560" calcext:value-type="float">
            <text:p>560 <text:s text:c="2"/></text:p>
          </table:table-cell>
          <table:table-cell table:number-columns-repeated="1016"/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929572" calcext:value-type="float">
            <text:p>929 572 <text:s text:c="2"/></text:p>
          </table:table-cell>
          <table:table-cell table:number-columns-repeated="1016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3275" calcext:value-type="float">
            <text:p>13 275 <text:s text:c="2"/></text:p>
          </table:table-cell>
          <table:table-cell table:number-columns-repeated="1016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49886" calcext:value-type="float">
            <text:p>349 886 <text:s text:c="2"/></text:p>
          </table:table-cell>
          <table:table-cell table:number-columns-repeated="1016"/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8006" calcext:value-type="float">
            <text:p>48 006 <text:s text:c="2"/></text:p>
          </table:table-cell>
          <table:table-cell table:number-columns-repeated="1016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7719" calcext:value-type="float">
            <text:p>37 719 <text:s text:c="2"/></text:p>
          </table:table-cell>
          <table:table-cell table:number-columns-repeated="1016"/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5182" calcext:value-type="float">
            <text:p>5 182 <text:s text:c="2"/></text:p>
          </table:table-cell>
          <table:table-cell table:number-columns-repeated="1016"/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1701" calcext:value-type="float">
            <text:p>51 701 <text:s text:c="2"/></text:p>
          </table:table-cell>
          <table:table-cell table:number-columns-repeated="1016"/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5225" calcext:value-type="float">
            <text:p>45 225 <text:s text:c="2"/></text:p>
          </table:table-cell>
          <table:table-cell table:number-columns-repeated="1016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9281" calcext:value-type="float">
            <text:p>9 281 <text:s text:c="2"/></text:p>
          </table:table-cell>
          <table:table-cell table:number-columns-repeated="1016"/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11078" calcext:value-type="float">
            <text:p>211 078 <text:s text:c="2"/></text:p>
          </table:table-cell>
          <table:table-cell table:number-columns-repeated="1016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595" calcext:value-type="float">
            <text:p>10 595 <text:s text:c="2"/></text:p>
          </table:table-cell>
          <table:table-cell table:number-columns-repeated="1016"/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2417" calcext:value-type="float">
            <text:p>22 417 <text:s text:c="2"/></text:p>
          </table:table-cell>
          <table:table-cell table:number-columns-repeated="1016"/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3567" calcext:value-type="float">
            <text:p>23 567 <text:s text:c="2"/></text:p>
          </table:table-cell>
          <table:table-cell table:number-columns-repeated="1016"/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61633" calcext:value-type="float">
            <text:p>61 633 <text:s text:c="2"/></text:p>
          </table:table-cell>
          <table:table-cell table:number-columns-repeated="1016"/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620" calcext:value-type="float">
            <text:p>2 620 <text:s text:c="2"/></text:p>
          </table:table-cell>
          <table:table-cell table:number-columns-repeated="1016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97491" calcext:value-type="float">
            <text:p>97 491 <text:s text:c="2"/></text:p>
          </table:table-cell>
          <table:table-cell table:number-columns-repeated="1016"/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3715" calcext:value-type="float">
            <text:p>43 715 <text:s text:c="2"/></text:p>
          </table:table-cell>
          <table:table-cell table:number-columns-repeated="1016"/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9210" calcext:value-type="float">
            <text:p>9 210 <text:s text:c="2"/></text:p>
          </table:table-cell>
          <table:table-cell table:number-columns-repeated="1016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81127" calcext:value-type="float">
            <text:p>181 127 <text:s text:c="2"/></text:p>
          </table:table-cell>
          <table:table-cell table:number-columns-repeated="1016"/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220" calcext:value-type="float">
            <text:p>2 220 <text:s text:c="2"/></text:p>
          </table:table-cell>
          <table:table-cell table:number-columns-repeated="1016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67648" calcext:value-type="float">
            <text:p>67 648 <text:s text:c="2"/></text:p>
          </table:table-cell>
          <table:table-cell table:number-columns-repeated="1016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36337" calcext:value-type="float">
            <text:p>136 337 <text:s text:c="2"/></text:p>
          </table:table-cell>
          <table:table-cell table:number-columns-repeated="1016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5753" calcext:value-type="float">
            <text:p>15 753 <text:s text:c="2"/></text:p>
          </table:table-cell>
          <table:table-cell table:number-columns-repeated="1016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64225" calcext:value-type="float">
            <text:p>164 225 <text:s text:c="2"/></text:p>
          </table:table-cell>
          <table:table-cell table:number-columns-repeated="1016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8398" calcext:value-type="float">
            <text:p>8 398 <text:s text:c="2"/></text:p>
          </table:table-cell>
          <table:table-cell table:number-columns-repeated="1016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8233" calcext:value-type="float">
            <text:p>18 233 <text:s text:c="2"/></text:p>
          </table:table-cell>
          <table:table-cell table:number-columns-repeated="1016"/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20560" calcext:value-type="float">
            <text:p>120 560 <text:s text:c="2"/></text:p>
          </table:table-cell>
          <table:table-cell table:number-columns-repeated="1016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173" calcext:value-type="float">
            <text:p>8 173 <text:s text:c="2"/></text:p>
          </table:table-cell>
          <table:table-cell table:number-columns-repeated="1016"/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81680" calcext:value-type="float">
            <text:p>681 680 <text:s text:c="2"/></text:p>
          </table:table-cell>
          <table:table-cell table:number-columns-repeated="1016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376" calcext:value-type="float">
            <text:p>3 376 <text:s text:c="2"/></text:p>
          </table:table-cell>
          <table:table-cell table:number-columns-repeated="1016"/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89500" calcext:value-type="float">
            <text:p>89 500 <text:s text:c="2"/></text:p>
          </table:table-cell>
          <table:table-cell table:number-columns-repeated="1016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7255" calcext:value-type="float">
            <text:p>17 255 <text:s text:c="2"/></text:p>
          </table:table-cell>
          <table:table-cell table:number-columns-repeated="1016"/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488" calcext:value-type="float">
            <text:p>7 488 <text:s text:c="2"/></text:p>
          </table:table-cell>
          <table:table-cell table:number-columns-repeated="1016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912" calcext:value-type="float">
            <text:p>1 912 <text:s text:c="2"/></text:p>
          </table:table-cell>
          <table:table-cell table:number-columns-repeated="1016"/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3330" calcext:value-type="float">
            <text:p>13 330 <text:s text:c="2"/></text:p>
          </table:table-cell>
          <table:table-cell table:number-columns-repeated="1016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7381" calcext:value-type="float">
            <text:p>17 381 <text:s text:c="2"/></text:p>
          </table:table-cell>
          <table:table-cell table:number-columns-repeated="1016"/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9680" calcext:value-type="float">
            <text:p>9 680 <text:s text:c="2"/></text:p>
          </table:table-cell>
          <table:table-cell table:number-columns-repeated="1016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6294" calcext:value-type="float">
            <text:p>16 294 <text:s text:c="2"/></text:p>
          </table:table-cell>
          <table:table-cell table:number-columns-repeated="1016"/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335" calcext:value-type="float">
            <text:p>5 335 <text:s text:c="2"/></text:p>
          </table:table-cell>
          <table:table-cell table:number-columns-repeated="1016"/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95" calcext:value-type="float">
            <text:p>995 <text:s text:c="2"/></text:p>
          </table:table-cell>
          <table:table-cell table:number-columns-repeated="1016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350" calcext:value-type="float">
            <text:p>23 350 <text:s text:c="2"/></text:p>
          </table:table-cell>
          <table:table-cell table:number-columns-repeated="1016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40" calcext:value-type="float">
            <text:p>440 <text:s text:c="2"/></text:p>
          </table:table-cell>
          <table:table-cell table:number-columns-repeated="1016"/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070" calcext:value-type="float">
            <text:p>7 070 <text:s text:c="2"/></text:p>
          </table:table-cell>
          <table:table-cell table:number-columns-repeated="1016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377" calcext:value-type="float">
            <text:p>1 377 <text:s text:c="2"/></text:p>
          </table:table-cell>
          <table:table-cell table:number-columns-repeated="1016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350" calcext:value-type="float">
            <text:p>1 350 <text:s text:c="2"/></text:p>
          </table:table-cell>
          <table:table-cell table:number-columns-repeated="1016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6885" calcext:value-type="float">
            <text:p>46 885 <text:s text:c="2"/></text:p>
          </table:table-cell>
          <table:table-cell table:number-columns-repeated="1016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6092" calcext:value-type="float">
            <text:p>6 092 <text:s text:c="2"/></text:p>
          </table:table-cell>
          <table:table-cell table:number-columns-repeated="1016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2894" calcext:value-type="float">
            <text:p>32 894 <text:s text:c="2"/></text:p>
          </table:table-cell>
          <table:table-cell table:number-columns-repeated="1016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8700" calcext:value-type="float">
            <text:p>18 700 <text:s text:c="2"/></text:p>
          </table:table-cell>
          <table:table-cell table:number-columns-repeated="1016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10" calcext:value-type="float">
            <text:p>810 <text:s text:c="2"/></text:p>
          </table:table-cell>
          <table:table-cell table:number-columns-repeated="1016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5705" calcext:value-type="float">
            <text:p>35 705 <text:s text:c="2"/></text:p>
          </table:table-cell>
          <table:table-cell table:number-columns-repeated="1016"/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33141" calcext:value-type="float">
            <text:p>33 141 <text:s text:c="2"/></text:p>
          </table:table-cell>
          <table:table-cell table:number-columns-repeated="1016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8096" calcext:value-type="float">
            <text:p>28 096 <text:s text:c="2"/></text:p>
          </table:table-cell>
          <table:table-cell table:number-columns-repeated="1016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411374" calcext:value-type="float">
            <text:p>411 374 <text:s text:c="2"/></text:p>
          </table:table-cell>
          <table:table-cell table:number-columns-repeated="1016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03982" calcext:value-type="float">
            <text:p>103 982 <text:s text:c="2"/></text:p>
          </table:table-cell>
          <table:table-cell table:number-columns-repeated="1016"/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556005" calcext:value-type="float">
            <text:p>556 005 <text:s text:c="2"/></text:p>
          </table:table-cell>
          <table:table-cell table:number-columns-repeated="1016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4859" calcext:value-type="float">
            <text:p>14 859 <text:s text:c="2"/></text:p>
          </table:table-cell>
          <table:table-cell table:number-columns-repeated="1016"/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6110" calcext:value-type="float">
            <text:p>36 110 <text:s text:c="2"/></text:p>
          </table:table-cell>
          <table:table-cell table:number-columns-repeated="1016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45610" calcext:value-type="float">
            <text:p>245 610 <text:s text:c="2"/></text:p>
          </table:table-cell>
          <table:table-cell table:number-columns-repeated="1016"/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9975" calcext:value-type="float">
            <text:p>49 975 <text:s text:c="2"/></text:p>
          </table:table-cell>
          <table:table-cell table:number-columns-repeated="1016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20739" calcext:value-type="float">
            <text:p>20 739 <text:s text:c="2"/></text:p>
          </table:table-cell>
          <table:table-cell table:number-columns-repeated="1016"/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5120" calcext:value-type="float">
            <text:p>15 120 <text:s text:c="2"/></text:p>
          </table:table-cell>
          <table:table-cell table:number-columns-repeated="1016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90369" calcext:value-type="float">
            <text:p>90 369 <text:s text:c="2"/></text:p>
          </table:table-cell>
          <table:table-cell table:number-columns-repeated="1016"/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0933" calcext:value-type="float">
            <text:p>60 933 <text:s text:c="2"/></text:p>
          </table:table-cell>
          <table:table-cell table:number-columns-repeated="1016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606666" calcext:value-type="float">
            <text:p>2 606 666 <text:s text:c="2"/></text:p>
          </table:table-cell>
          <table:table-cell table:number-columns-repeated="1016"/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7016" calcext:value-type="float">
            <text:p>7 016 <text:s text:c="2"/></text:p>
          </table:table-cell>
          <table:table-cell table:number-columns-repeated="1016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350" calcext:value-type="float">
            <text:p>1 350 <text:s text:c="2"/></text:p>
          </table:table-cell>
          <table:table-cell table:number-columns-repeated="1016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8113" calcext:value-type="float">
            <text:p>8 113 <text:s text:c="2"/></text:p>
          </table:table-cell>
          <table:table-cell table:number-columns-repeated="1016"/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83242" calcext:value-type="float">
            <text:p>83 242 <text:s text:c="2"/></text:p>
          </table:table-cell>
          <table:table-cell table:number-columns-repeated="1016"/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12111" calcext:value-type="float">
            <text:p>12 111 <text:s text:c="2"/></text:p>
          </table:table-cell>
          <table:table-cell table:number-columns-repeated="1016"/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050" calcext:value-type="float">
            <text:p>2 050 <text:s text:c="2"/></text:p>
          </table:table-cell>
          <table:table-cell table:number-columns-repeated="1016"/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78954" calcext:value-type="float">
            <text:p>78 954 <text:s text:c="2"/></text:p>
          </table:table-cell>
          <table:table-cell table:number-columns-repeated="1016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559" calcext:value-type="float">
            <text:p>3 559 <text:s text:c="2"/></text:p>
          </table:table-cell>
          <table:table-cell table:number-columns-repeated="1016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452" calcext:value-type="float">
            <text:p>5 452 <text:s text:c="2"/></text:p>
          </table:table-cell>
          <table:table-cell table:number-columns-repeated="1016"/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13655" calcext:value-type="float">
            <text:p>413 655 <text:s text:c="2"/></text:p>
          </table:table-cell>
          <table:table-cell table:number-columns-repeated="1016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64414" calcext:value-type="float">
            <text:p>64 414 <text:s text:c="2"/></text:p>
          </table:table-cell>
          <table:table-cell table:number-columns-repeated="1016"/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6249" calcext:value-type="float">
            <text:p>6 249 <text:s text:c="2"/></text:p>
          </table:table-cell>
          <table:table-cell table:number-columns-repeated="1016"/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099" calcext:value-type="float">
            <text:p>2 099 <text:s text:c="2"/></text:p>
          </table:table-cell>
          <table:table-cell table:number-columns-repeated="1016"/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299461" calcext:value-type="float">
            <text:p>299 461 <text:s text:c="2"/></text:p>
          </table:table-cell>
          <table:table-cell table:number-columns-repeated="1016"/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61596" calcext:value-type="float">
            <text:p>261 596 <text:s text:c="2"/></text:p>
          </table:table-cell>
          <table:table-cell table:number-columns-repeated="1016"/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5871083" calcext:value-type="float">
            <text:p>5 871 083 <text:s text:c="2"/></text:p>
          </table:table-cell>
          <table:table-cell table:number-columns-repeated="1016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6035" calcext:value-type="float">
            <text:p>16 035 <text:s text:c="2"/></text:p>
          </table:table-cell>
          <table:table-cell table:number-columns-repeated="1016"/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12881" calcext:value-type="float">
            <text:p>212 881 <text:s text:c="2"/></text:p>
          </table:table-cell>
          <table:table-cell table:number-columns-repeated="1016"/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7261" calcext:value-type="float">
            <text:p>37 261 <text:s text:c="2"/></text:p>
          </table:table-cell>
          <table:table-cell table:number-columns-repeated="1016"/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41776" calcext:value-type="float">
            <text:p>41 776 <text:s text:c="2"/></text:p>
          </table:table-cell>
          <table:table-cell table:number-columns-repeated="1016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857" calcext:value-type="float">
            <text:p>4 857 <text:s text:c="2"/></text:p>
          </table:table-cell>
          <table:table-cell table:number-columns-repeated="1016"/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292766" calcext:value-type="float">
            <text:p>292 766 <text:s text:c="2"/></text:p>
          </table:table-cell>
          <table:table-cell table:number-columns-repeated="1016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2237" calcext:value-type="float">
            <text:p>32 237 <text:s text:c="2"/></text:p>
          </table:table-cell>
          <table:table-cell table:number-columns-repeated="1016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9878" calcext:value-type="float">
            <text:p>19 878 <text:s text:c="2"/></text:p>
          </table:table-cell>
          <table:table-cell table:number-columns-repeated="1016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1595" calcext:value-type="float">
            <text:p>11 595 <text:s text:c="2"/></text:p>
          </table:table-cell>
          <table:table-cell table:number-columns-repeated="1016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6474" calcext:value-type="float">
            <text:p>36 474 <text:s text:c="2"/></text:p>
          </table:table-cell>
          <table:table-cell table:number-columns-repeated="1016"/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7414" calcext:value-type="float">
            <text:p>47 414 <text:s text:c="2"/></text:p>
          </table:table-cell>
          <table:table-cell table:number-columns-repeated="1016"/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9920" calcext:value-type="float">
            <text:p>9 920 <text:s text:c="2"/></text:p>
          </table:table-cell>
          <table:table-cell table:number-columns-repeated="1016"/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6750" calcext:value-type="float">
            <text:p>6 750 <text:s text:c="2"/></text:p>
          </table:table-cell>
          <table:table-cell table:number-columns-repeated="1016"/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38777" calcext:value-type="float">
            <text:p>38 777 <text:s text:c="2"/></text:p>
          </table:table-cell>
          <table:table-cell table:number-columns-repeated="1016"/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4273" calcext:value-type="float">
            <text:p>44 273 <text:s text:c="2"/></text:p>
          </table:table-cell>
          <table:table-cell table:number-columns-repeated="1016"/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61" calcext:value-type="float">
            <text:p>10 061 <text:s text:c="2"/></text:p>
          </table:table-cell>
          <table:table-cell table:number-columns-repeated="1016"/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375" calcext:value-type="float">
            <text:p>8 375 <text:s text:c="2"/></text:p>
          </table:table-cell>
          <table:table-cell table:number-columns-repeated="1016"/>
        </table:table-row>
        <table:table-row table:style-name="ro2">
          <table:table-cell office:value-type="float" office:value="1261" calcext:value-type="float">
            <text:p>126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3915" calcext:value-type="float">
            <text:p>23 915 <text:s text:c="2"/></text:p>
          </table:table-cell>
          <table:table-cell table:number-columns-repeated="1016"/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5993" calcext:value-type="float">
            <text:p>5 993 <text:s text:c="2"/></text:p>
          </table:table-cell>
          <table:table-cell table:number-columns-repeated="1016"/>
        </table:table-row>
        <table:table-row table:style-name="ro2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41775" calcext:value-type="float">
            <text:p>141 775 <text:s text:c="2"/></text:p>
          </table:table-cell>
          <table:table-cell table:number-columns-repeated="1016"/>
        </table:table-row>
        <table:table-row table:style-name="ro2">
          <table:table-cell office:value-type="float" office:value="1264" calcext:value-type="float">
            <text:p>126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58535" calcext:value-type="float">
            <text:p>58 535 <text:s text:c="2"/></text:p>
          </table:table-cell>
          <table:table-cell table:number-columns-repeated="1016"/>
        </table:table-row>
        <table:table-row table:style-name="ro2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8735" calcext:value-type="float">
            <text:p>8 735 <text:s text:c="2"/></text:p>
          </table:table-cell>
          <table:table-cell table:number-columns-repeated="1016"/>
        </table:table-row>
        <table:table-row table:style-name="ro2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286" calcext:value-type="float">
            <text:p>2 286 <text:s text:c="2"/></text:p>
          </table:table-cell>
          <table:table-cell table:number-columns-repeated="1016"/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4410" calcext:value-type="float">
            <text:p>14 410 <text:s text:c="2"/></text:p>
          </table:table-cell>
          <table:table-cell table:number-columns-repeated="1016"/>
        </table:table-row>
        <table:table-row table:style-name="ro2"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3005" calcext:value-type="float">
            <text:p>53 005 <text:s text:c="2"/></text:p>
          </table:table-cell>
          <table:table-cell table:number-columns-repeated="1016"/>
        </table:table-row>
        <table:table-row table:style-name="ro2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82687" calcext:value-type="float">
            <text:p>182 687 <text:s text:c="2"/></text:p>
          </table:table-cell>
          <table:table-cell table:number-columns-repeated="1016"/>
        </table:table-row>
        <table:table-row table:style-name="ro2">
          <table:table-cell office:value-type="float" office:value="1271" calcext:value-type="float">
            <text:p>127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47977" calcext:value-type="float">
            <text:p>47 977 <text:s text:c="2"/></text:p>
          </table:table-cell>
          <table:table-cell table:number-columns-repeated="1016"/>
        </table:table-row>
        <table:table-row table:style-name="ro2">
          <table:table-cell office:value-type="float" office:value="1272" calcext:value-type="float">
            <text:p>127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141" calcext:value-type="float">
            <text:p>15 141 <text:s text:c="2"/></text:p>
          </table:table-cell>
          <table:table-cell table:number-columns-repeated="1016"/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1276" calcext:value-type="float">
            <text:p>127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454" calcext:value-type="float">
            <text:p>1 454 <text:s text:c="2"/></text:p>
          </table:table-cell>
          <table:table-cell table:number-columns-repeated="1016"/>
        </table:table-row>
        <table:table-row table:style-name="ro2"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4055" calcext:value-type="float">
            <text:p>24 055 <text:s text:c="2"/></text:p>
          </table:table-cell>
          <table:table-cell table:number-columns-repeated="1016"/>
        </table:table-row>
        <table:table-row table:style-name="ro2">
          <table:table-cell office:value-type="float" office:value="1279" calcext:value-type="float">
            <text:p>127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404" calcext:value-type="float">
            <text:p>4 404 <text:s text:c="2"/></text:p>
          </table:table-cell>
          <table:table-cell table:number-columns-repeated="1016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43285" calcext:value-type="float">
            <text:p>43 285 <text:s text:c="2"/></text:p>
          </table:table-cell>
          <table:table-cell table:number-columns-repeated="1016"/>
        </table:table-row>
        <table:table-row table:style-name="ro2"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040" calcext:value-type="float">
            <text:p>5 040 <text:s text:c="2"/></text:p>
          </table:table-cell>
          <table:table-cell table:number-columns-repeated="1016"/>
        </table:table-row>
        <table:table-row table:style-name="ro2">
          <table:table-cell office:value-type="float" office:value="1283" calcext:value-type="float">
            <text:p>128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050" calcext:value-type="float">
            <text:p>2 050 <text:s text:c="2"/></text:p>
          </table:table-cell>
          <table:table-cell table:number-columns-repeated="1016"/>
        </table:table-row>
        <table:table-row table:style-name="ro2">
          <table:table-cell office:value-type="float" office:value="1284" calcext:value-type="float">
            <text:p>128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8235" calcext:value-type="float">
            <text:p>18 235 <text:s text:c="2"/></text:p>
          </table:table-cell>
          <table:table-cell table:number-columns-repeated="1016"/>
        </table:table-row>
        <table:table-row table:style-name="ro2"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7060" calcext:value-type="float">
            <text:p>37 060 <text:s text:c="2"/></text:p>
          </table:table-cell>
          <table:table-cell table:number-columns-repeated="1016"/>
        </table:table-row>
        <table:table-row table:style-name="ro2">
          <table:table-cell office:value-type="float" office:value="1286" calcext:value-type="float">
            <text:p>128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7040" calcext:value-type="float">
            <text:p>7 040 <text:s text:c="2"/></text:p>
          </table:table-cell>
          <table:table-cell table:number-columns-repeated="1016"/>
        </table:table-row>
        <table:table-row table:style-name="ro2"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4940" calcext:value-type="float">
            <text:p>24 940 <text:s text:c="2"/></text:p>
          </table:table-cell>
          <table:table-cell table:number-columns-repeated="1016"/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1087" calcext:value-type="float">
            <text:p>1 087 <text:s text:c="2"/></text:p>
          </table:table-cell>
          <table:table-cell table:number-columns-repeated="1016"/>
        </table:table-row>
        <table:table-row table:style-name="ro2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5058" calcext:value-type="float">
            <text:p>5 058 <text:s text:c="2"/></text:p>
          </table:table-cell>
          <table:table-cell table:number-columns-repeated="1016"/>
        </table:table-row>
        <table:table-row table:style-name="ro2">
          <table:table-cell office:value-type="float" office:value="1290" calcext:value-type="float">
            <text:p>129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91911" calcext:value-type="float">
            <text:p>91 911 <text:s text:c="2"/></text:p>
          </table:table-cell>
          <table:table-cell table:number-columns-repeated="1016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8468" calcext:value-type="float">
            <text:p>68 468 <text:s text:c="2"/></text:p>
          </table:table-cell>
          <table:table-cell table:number-columns-repeated="1016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7703" calcext:value-type="float">
            <text:p>17 703 <text:s text:c="2"/></text:p>
          </table:table-cell>
          <table:table-cell table:number-columns-repeated="1016"/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530" calcext:value-type="float">
            <text:p>2 530 <text:s text:c="2"/></text:p>
          </table:table-cell>
          <table:table-cell table:number-columns-repeated="1016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Gommes diverses</text:p>
          </table:table-cell>
          <table:table-cell office:value-type="float" office:value="5985" calcext:value-type="float">
            <text:p>5 985 <text:s text:c="2"/></text:p>
          </table:table-cell>
          <table:table-cell table:number-columns-repeated="1016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3857" calcext:value-type="float">
            <text:p>3 857 <text:s text:c="2"/></text:p>
          </table:table-cell>
          <table:table-cell table:number-columns-repeated="1016"/>
        </table:table-row>
        <table:table-row table:style-name="ro2">
          <table:table-cell office:value-type="float" office:value="1297" calcext:value-type="float">
            <text:p>129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7244" calcext:value-type="float">
            <text:p>17 244 <text:s text:c="2"/></text:p>
          </table:table-cell>
          <table:table-cell table:number-columns-repeated="1016"/>
        </table:table-row>
        <table:table-row table:style-name="ro2">
          <table:table-cell office:value-type="float" office:value="1298" calcext:value-type="float">
            <text:p>129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6726" calcext:value-type="float">
            <text:p>6 726 <text:s text:c="2"/></text:p>
          </table:table-cell>
          <table:table-cell table:number-columns-repeated="1016"/>
        </table:table-row>
        <table:table-row table:style-name="ro2">
          <table:table-cell office:value-type="float" office:value="1299" calcext:value-type="float">
            <text:p>129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230" calcext:value-type="float">
            <text:p>2 230 <text:s text:c="2"/></text:p>
          </table:table-cell>
          <table:table-cell table:number-columns-repeated="1016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562" calcext:value-type="float">
            <text:p>3 562 <text:s text:c="2"/></text:p>
          </table:table-cell>
          <table:table-cell table:number-columns-repeated="1016"/>
        </table:table-row>
        <table:table-row table:style-name="ro2"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541" calcext:value-type="float">
            <text:p>1 541 <text:s text:c="2"/></text:p>
          </table:table-cell>
          <table:table-cell table:number-columns-repeated="1016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1654" calcext:value-type="float">
            <text:p>1 654 <text:s text:c="2"/></text:p>
          </table:table-cell>
          <table:table-cell table:number-columns-repeated="1016"/>
        </table:table-row>
        <table:table-row table:style-name="ro2"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0150" calcext:value-type="float">
            <text:p>60 150 <text:s text:c="2"/></text:p>
          </table:table-cell>
          <table:table-cell table:number-columns-repeated="1016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652" calcext:value-type="float">
            <text:p>4 652 <text:s text:c="2"/></text:p>
          </table:table-cell>
          <table:table-cell table:number-columns-repeated="1016"/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910" calcext:value-type="float">
            <text:p>1 910 <text:s text:c="2"/></text:p>
          </table:table-cell>
          <table:table-cell table:number-columns-repeated="1016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20789" calcext:value-type="float">
            <text:p>20 789 <text:s text:c="2"/></text:p>
          </table:table-cell>
          <table:table-cell table:number-columns-repeated="1016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362" calcext:value-type="float">
            <text:p>3 362 <text:s text:c="2"/></text:p>
          </table:table-cell>
          <table:table-cell table:number-columns-repeated="1016"/>
        </table:table-row>
        <table:table-row table:style-name="ro2">
          <table:table-cell office:value-type="float" office:value="1310" calcext:value-type="float">
            <text:p>131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804" calcext:value-type="float">
            <text:p>4 804 <text:s text:c="2"/></text:p>
          </table:table-cell>
          <table:table-cell table:number-columns-repeated="1016"/>
        </table:table-row>
        <table:table-row table:style-name="ro2">
          <table:table-cell office:value-type="float" office:value="1311" calcext:value-type="float">
            <text:p>131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881" calcext:value-type="float">
            <text:p>1 881 <text:s text:c="2"/></text:p>
          </table:table-cell>
          <table:table-cell table:number-columns-repeated="1016"/>
        </table:table-row>
        <table:table-row table:style-name="ro2">
          <table:table-cell office:value-type="float" office:value="1312" calcext:value-type="float">
            <text:p>131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075" calcext:value-type="float">
            <text:p>1 075 <text:s text:c="2"/></text:p>
          </table:table-cell>
          <table:table-cell table:number-columns-repeated="1016"/>
        </table:table-row>
        <table:table-row table:style-name="ro2"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314" calcext:value-type="float">
            <text:p>131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1315" calcext:value-type="float">
            <text:p>131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840" calcext:value-type="float">
            <text:p>1 840 <text:s text:c="2"/></text:p>
          </table:table-cell>
          <table:table-cell table:number-columns-repeated="1016"/>
        </table:table-row>
        <table:table-row table:style-name="ro2">
          <table:table-cell office:value-type="float" office:value="1316" calcext:value-type="float">
            <text:p>131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17" calcext:value-type="float">
            <text:p>1317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2060" calcext:value-type="float">
            <text:p>12 060 <text:s text:c="2"/></text:p>
          </table:table-cell>
          <table:table-cell table:number-columns-repeated="1016"/>
        </table:table-row>
        <table:table-row table:style-name="ro2">
          <table:table-cell office:value-type="float" office:value="1318" calcext:value-type="float">
            <text:p>1318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5436" calcext:value-type="float">
            <text:p>5 436 <text:s text:c="2"/></text:p>
          </table:table-cell>
          <table:table-cell table:number-columns-repeated="1016"/>
        </table:table-row>
        <table:table-row table:style-name="ro2">
          <table:table-cell office:value-type="float" office:value="1319" calcext:value-type="float">
            <text:p>1319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790" calcext:value-type="float">
            <text:p>6 790 <text:s text:c="2"/></text:p>
          </table:table-cell>
          <table:table-cell table:number-columns-repeated="1016"/>
        </table:table-row>
        <table:table-row table:style-name="ro2"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618" calcext:value-type="float">
            <text:p>4 618 <text:s text:c="2"/></text:p>
          </table:table-cell>
          <table:table-cell table:number-columns-repeated="1016"/>
        </table:table-row>
        <table:table-row table:style-name="ro2">
          <table:table-cell office:value-type="float" office:value="1321" calcext:value-type="float">
            <text:p>1321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6610" calcext:value-type="float">
            <text:p>6 610 <text:s text:c="2"/></text:p>
          </table:table-cell>
          <table:table-cell table:number-columns-repeated="1016"/>
        </table:table-row>
        <table:table-row table:style-name="ro2">
          <table:table-cell office:value-type="float" office:value="1323" calcext:value-type="float">
            <text:p>1323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880" calcext:value-type="float">
            <text:p>4 880 <text:s text:c="2"/></text:p>
          </table:table-cell>
          <table:table-cell table:number-columns-repeated="1016"/>
        </table:table-row>
        <table:table-row table:style-name="ro2"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994" calcext:value-type="float">
            <text:p>4 994 <text:s text:c="2"/></text:p>
          </table:table-cell>
          <table:table-cell table:number-columns-repeated="1016"/>
        </table:table-row>
        <table:table-row table:style-name="ro2">
          <table:table-cell office:value-type="float" office:value="1325" calcext:value-type="float">
            <text:p>1325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</text:p>
          </table:table-cell>
          <table:table-cell office:value-type="string" calcext:value-type="string">
            <text:p>Drogues diverses <text:s/>réunies</text:p>
          </table:table-cell>
          <table:table-cell office:value-type="float" office:value="1297" calcext:value-type="float">
            <text:p>1 297 <text:s text:c="2"/></text:p>
          </table:table-cell>
          <table:table-cell table:number-columns-repeated="1016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2" office:value-type="string" calcext:value-type="string">
            <text:p>VERGNE Isabelle</text:p>
          </table:table-cell>
          <table:table-cell table:style-name="ce2" office:value-type="string" calcext:value-type="string">
            <text:p>An 14 &amp; 1806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814" calcext:value-type="float">
            <text:p>3 814 <text:s text:c="2"/></text:p>
          </table:table-cell>
          <table:table-cell table:number-columns-repeated="1016"/>
        </table:table-row>
        <table:table-row table:style-name="ro2" table:number-rows-repeated="10461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 14 &amp; 1806'.A1:'An 14 &amp; 1806'.I240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€</number:text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1" number:grouping="true"/>
      <number:text>   </number:text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  </number:text>
    </number:number-style>
    <number:number-style style:name="N139">
      <style:text-properties fo:color="#ff0000"/>
      <number:number number:decimal-places="2" number:min-integer-digits="1" number:grouping="true"/>
      <number:text>   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26.9867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818" style:display-name="PageStyle_18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19" style:display-name="PageStyle_18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20" style:display-name="PageStyle_18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21" style:display-name="PageStyle_18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_20_5" style:display-name="PageStyle_An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6" style:display-name="PageStyle_An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7" style:display-name="PageStyle_An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_20_8" style:display-name="PageStyle_An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9" style:display-name="PageStyle_An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10" style:display-name="PageStyle_An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11" style:display-name="PageStyle_An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12" style:display-name="PageStyle_An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13" style:display-name="PageStyle_An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14_20__26__20_1806" style:display-name="PageStyle_An 14 &amp; 18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TY1</meta:initial-creator>
    <meta:creation-date>2013-12-10T08:32:38</meta:creation-date>
    <dc:date>2015-02-05T13:26:18.452833000</dc:date>
    <meta:print-date>2014-08-06T12:18:29</meta:print-date>
    <meta:generator>LibreOffice/4.2.8.2$MacOSX_x86 LibreOffice_project/48d50dbfc06349262c9d50868e5c1f630a573ebd</meta:generator>
    <meta:editing-duration>P0D</meta:editing-duration>
    <meta:editing-cycles>1</meta:editing-cycles>
    <meta:document-statistic meta:table-count="1" meta:cell-count="19249" meta:object-count="0"/>
  </office:meta>
</office:document-meta>
</file>